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4">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Quotations">
      <style:paragraph-properties fo:margin-left="0.5in" fo:margin-right="0in" fo:text-indent="0in" style:auto-text-indent="false"/>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7">
      <style:paragraph-properties fo:margin-top="0in" fo:margin-bottom="0in"/>
    </style:style>
    <style:style style:name="P71" style:family="paragraph" style:parent-style-name="Quotations">
      <style:paragraph-properties fo:margin-left="0.5in" fo:margin-right="0in" fo:text-indent="0in" style:auto-text-indent="false"/>
    </style:style>
    <style:style style:name="P72" style:family="paragraph" style:parent-style-name="Text_20_body" style:list-style-name="L8">
      <style:paragraph-properties fo:margin-top="0in" fo:margin-bottom="0in"/>
    </style:style>
    <style:style style:name="P73" style:family="paragraph" style:parent-style-name="Quotations">
      <style:paragraph-properties fo:margin-left="0.5in" fo:margin-right="0in" fo:text-indent="0in" style:auto-text-indent="false"/>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9">
      <style:paragraph-properties fo:margin-top="0in" fo:margin-bottom="0in"/>
    </style:style>
    <style:style style:name="P83" style:family="paragraph" style:parent-style-name="Text_20_body" style:list-style-name="L10">
      <style:paragraph-properties fo:margin-top="0in" fo:margin-bottom="0in"/>
    </style:style>
    <style:style style:name="P84" style:family="paragraph" style:parent-style-name="Text_20_body" style:list-style-name="L11">
      <style:paragraph-properties fo:margin-top="0in" fo:margin-bottom="0in"/>
    </style:style>
    <style:style style:name="P85" style:family="paragraph" style:parent-style-name="Quotations">
      <style:paragraph-properties fo:margin-left="0.5in" fo:margin-right="0in" fo:text-indent="0in" style:auto-text-indent="false"/>
    </style:style>
    <style:style style:name="P86" style:family="paragraph" style:parent-style-name="Quotations">
      <style:paragraph-properties fo:margin-left="0.5in" fo:margin-right="0in" fo:text-indent="0in" style:auto-text-indent="false"/>
    </style:style>
    <style:style style:name="P87" style:family="paragraph" style:parent-style-name="Text_20_body" style:list-style-name="L12">
      <style:paragraph-properties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3">
      <style:paragraph-properties fo:margin-top="0in" fo:margin-bottom="0in"/>
    </style:style>
    <style:style style:name="P122" style:family="paragraph" style:parent-style-name="Quotations">
      <style:paragraph-properties fo:margin-left="0.5in" fo:margin-right="0in" fo:text-indent="0in" style:auto-text-indent="false"/>
    </style:style>
    <style:style style:name="P123" style:family="paragraph" style:parent-style-name="Quotations">
      <style:paragraph-properties fo:margin-left="0.5in" fo:margin-right="0in" fo:text-indent="0in" style:auto-text-indent="false"/>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4">
      <style:paragraph-properties fo:margin-top="0in" fo:margin-bottom="0in"/>
    </style:style>
    <style:style style:name="P140" style:family="paragraph" style:parent-style-name="Quotations">
      <style:paragraph-properties fo:margin-left="0.5in" fo:margin-right="0in" fo:text-indent="0in" style:auto-text-indent="false"/>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Text_20_body" style:list-style-name="L15">
      <style:paragraph-properties fo:margin-top="0in" fo:margin-bottom="0in"/>
    </style:style>
    <style:style style:name="P178" style:family="paragraph" style:parent-style-name="Quotations">
      <style:paragraph-properties fo:margin-left="0.5in" fo:margin-right="0in" fo:text-indent="0in" style:auto-text-indent="false"/>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6">
      <style:paragraph-properties fo:margin-top="0in" fo:margin-bottom="0in"/>
    </style:style>
    <style:style style:name="P201" style:family="paragraph" style:parent-style-name="Text_20_body" style:list-style-name="L17">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Quotations">
      <style:paragraph-properties fo:margin-left="0.5in" fo:margin-right="0in" fo:text-indent="0in" style:auto-text-indent="false"/>
    </style:style>
    <style:style style:name="P210" style:family="paragraph" style:parent-style-name="Text_20_body" style:list-style-name="L18">
      <style:paragraph-properties fo:margin-top="0in" fo:margin-bottom="0in"/>
    </style:style>
    <style:style style:name="P211" style:family="paragraph" style:parent-style-name="Text_20_body" style:list-style-name="L19">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Quotations">
      <style:paragraph-properties fo:margin-left="0.5in" fo:margin-right="0in" fo:text-indent="0in" style:auto-text-indent="false"/>
    </style:style>
    <style:style style:name="P214" style:family="paragraph" style:parent-style-name="Text_20_body" style:list-style-name="L20">
      <style:paragraph-properties fo:margin-top="0in" fo:margin-bottom="0in"/>
    </style:style>
    <style:style style:name="P215" style:family="paragraph" style:parent-style-name="Quotations">
      <style:paragraph-properties fo:margin-left="0.5in" fo:margin-right="0in" fo:text-indent="0in" style:auto-text-indent="false"/>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Text_20_body" style:list-style-name="L21">
      <style:paragraph-properties fo:margin-top="0in" fo:margin-bottom="0in"/>
    </style:style>
    <style:style style:name="P238" style:family="paragraph" style:parent-style-name="Quotations">
      <style:paragraph-properties fo:margin-left="0.5in" fo:margin-right="0in" fo:text-indent="0in" style:auto-text-indent="false"/>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22">
      <style:paragraph-properties fo:margin-top="0in" fo:margin-bottom="0in"/>
    </style:style>
    <style:style style:name="P265" style:family="paragraph" style:parent-style-name="Text_20_body" style:list-style-name="L23">
      <style:paragraph-properties fo:margin-top="0in" fo:margin-bottom="0in"/>
    </style:style>
    <style:style style:name="P266" style:family="paragraph" style:parent-style-name="Quotations">
      <style:paragraph-properties fo:margin-left="0.5in" fo:margin-right="0in" fo:text-indent="0in" style:auto-text-indent="false"/>
    </style:style>
    <style:style style:name="P267" style:family="paragraph" style:parent-style-name="Quotations">
      <style:paragraph-properties fo:margin-left="0.5in" fo:margin-right="0in" fo:text-indent="0in" style:auto-text-indent="false"/>
    </style:style>
    <style:style style:name="P268" style:family="paragraph" style:parent-style-name="Text_20_body" style:list-style-name="L24">
      <style:paragraph-properties fo:margin-top="0in" fo:margin-bottom="0in"/>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Quotations">
      <style:paragraph-properties fo:margin-left="0.5in" fo:margin-right="0in" fo:text-indent="0in" style:auto-text-indent="false"/>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25">
      <style:paragraph-properties fo:margin-top="0in" fo:margin-bottom="0in"/>
    </style:style>
    <style:style style:name="P319" style:family="paragraph" style:parent-style-name="Quotations">
      <style:paragraph-properties fo:margin-left="0.5in" fo:margin-right="0in" fo:text-indent="0in" style:auto-text-indent="false"/>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26">
      <style:paragraph-properties fo:margin-top="0in" fo:margin-bottom="0in"/>
    </style:style>
    <style:style style:name="P341" style:family="paragraph" style:parent-style-name="Text_20_body" style:list-style-name="L27">
      <style:paragraph-properties fo:margin-top="0in" fo:margin-bottom="0in"/>
    </style:style>
    <style:style style:name="P342" style:family="paragraph" style:parent-style-name="Quotations">
      <style:paragraph-properties fo:margin-left="0.5in" fo:margin-right="0in" fo:text-indent="0in" style:auto-text-indent="false"/>
    </style:style>
    <style:style style:name="P343" style:family="paragraph" style:parent-style-name="Quotations">
      <style:paragraph-properties fo:margin-left="0.5in" fo:margin-right="0in" fo:text-indent="0in" style:auto-text-indent="false"/>
    </style:style>
    <style:style style:name="P344" style:family="paragraph" style:parent-style-name="Text_20_body" style:list-style-name="L28">
      <style:paragraph-properties fo:margin-top="0in" fo:margin-bottom="0in"/>
    </style:style>
  </office:automatic-styles>
  <office:body>
    <office:text>
      <text:p text:style-name="Title">The OrbitDB Field Manual</text:p>
      <text:p text:style-name="Author">Mark Robert Henderson</text:p>
      <text:p text:style-name="Author">Samuli Pöyhtäri</text:p>
      <text:p text:style-name="Author">Vesa-Ville Piiroinen</text:p>
      <text:p text:style-name="Author">Juuso Räsänen</text:p>
      <text:p text:style-name="Author">Shams Methnani</text:p>
      <text:p text:style-name="Author">Richard Littauer</text:p>
      <text:h text:style-name="Heading_20_1" text:outline-level="1">Introduction</text:h>
      <text:h text:style-name="Heading_20_2" text:outline-level="2">Preamble</text:h>
      <text:h text:style-name="Heading_20_2" text:outline-level="2">What is OrbitDB?</text:h>
      <text:h text:style-name="Heading_20_2" text:outline-level="2">What can I use OrbitDB for?</text:h>
      <text:h text:style-name="Heading_20_2" text:outline-level="2">A Warning</text:h>
      <text:h text:style-name="Heading_20_1" text:outline-level="1">Part 1: The OrbitDB Tutorial</text:h>
      <text:p text:style-name="P1">An interactive, imperative and isometric JavaScript adventure of peer-to-peer, decentralized, and distributed proportions</text:p>
      <text:h text:style-name="Heading_20_2" text:outline-level="2">Introduction</text:h>
      <text:h text:style-name="Heading_20_3" text:outline-level="3">Requirements</text:h>
      <text:list text:style-name="L1">
        <text:list-item>
          <text:p text:style-name="P2">A computer</text:p>
        </text:list-item>
        <text:list-item>
          <text:p text:style-name="P2">A command line (unix/linux based or windows command prompt)</text:p>
        </text:list-item>
        <text:list-item>
          <text:p text:style-name="P2">A modern web browser (Firefox, Chrome, Edge, etc)</text:p>
        </text:list-item>
        <text:list-item>
          <text:p text:style-name="P2">Node.js installed</text:p>
        </text:list-item>
      </text:list>
      <text:h text:style-name="Heading_20_3" text:outline-level="3">What will I build?</text:h>
      <text:p text:style-name="First_20_paragraph">You will build an app that provides royalty-free sheet music on-demand for musicians, based on their instrument.</text:p>
      <text:p text:style-name="Text_20_body">You will access a global catalog of royalty-free sheet music. Then, given an instrument name as input (Violin, Saxophone, Marimba) you it will display piece of sheet music at random. Futhermore, you will give the users the ability to submit their own music and share it with connected peers.</text:p>
      <text:p text:style-name="Text_20_body">You will use OrbitDB as the backbone for this, creating a few databases:</text:p>
      <text:list text:style-name="L2">
        <text:list-item>
          <text:p text:style-name="P3">The "global" starter database of royalty free pieces for all to use (read only)</text:p>
        </text:list-item>
        <text:list-item>
          <text:p text:style-name="P3">The user database of pieces they can upload - private</text:p>
        </text:list-item>
      </text:list>
      <text:p text:style-name="First_20_paragraph">You will write JavaScript and create the backbone of a full application using OrbitDB in both the browser and on the command line. For the sake of keeping things focused, we will exclude any HTML or CSS from this tutorial and focus only on the Javascript code.</text:p>
      <text:h text:style-name="Heading_20_3" text:outline-level="3">Why a music app?</text:h>
      <text:p text:style-name="First_20_paragraph">OrbitDB is already used all over the world, and this tutorial music reflect that. There are other many topics we could have chosen that touch the vast majority of humans on earth: finance, politics, climate, religion. However, those are generally contentious and complicated.</text:p>
      <text:p text:style-name="Text_20_body">We believe that <text:span text:style-name="T1">music</text:span> is a uniquely universal cultural feature - something that we more humans than any other topic share, enjoy, or at least appreciate. Your participation in this tutorial will make it easier for musicians all over the world to find sheet music to practice with.</text:p>
      <text:h text:style-name="Heading_20_3" text:outline-level="3">Conventions</text:h>
      <text:list text:style-name="L3">
        <text:list-item>
          <text:p text:style-name="P4">Read this tutorial in order, the learning builds on itself other over time.</text:p>
        </text:list-item>
        <text:list-item>
          <text:p text:style-name="P4">You will switch between writing and reading code, and <text:span text:style-name="T2">What Just Happened</text:span> sections that explain in depth what happens on a technical level when the code is run.</text:p>
        </text:list-item>
        <text:list-item>
          <text:p text:style-name="P4">OrbitDB works in both node.js and in the browser, and this tutorial will not focus on one or the other. Stay on your toes.</text:p>
        </text:list-item>
        <text:list-item>
          <text:p text:style-name="P4">This tutorial is not only OS-agnostic and editor-agnostic, it's also folder structure agnostic. All of the code examples are designed to work if applied in order, regardless of which js file they are in. Thus folder and file names for code are avoided.</text:p>
        </text:list-item>
        <text:list-item>
          <text:p text:style-name="P4"><text:span text:style-name="Source_Text">async</text:span> and <text:span text:style-name="Source_Text">await</text:span> are used prominently. Feel free to replace those with explicit <text:span text:style-name="Source_Text">Promise</text:span> objects if you're feeling daring.</text:p>
        </text:list-item>
      </text:list>
      <text:p text:style-name="First_20_paragraph">Ready? Let's start with <text:a xlink:type="simple" xlink:href="./01_Basics.md" office:name=""><text:span text:style-name="Definition">Chapter 1: Laying the Foundation</text:span></text:a></text:p>
      <text:h text:style-name="Heading_20_2" text:outline-level="2">Chapter 1 - Laying the Foundation</text:h>
      <text:p text:style-name="P5">The basics of OrbitDB include <text:span text:style-name="T2">installing OrbitDB (and IPFS)</text:span>, <text:span text:style-name="T2">setting up a new isomorphic project</text:span>, <text:span text:style-name="T2">creating databases</text:span>, and how <text:span text:style-name="T2">understanding how to choose data stores</text:span>.</text:p>
      <text:p text:style-name="P6"><text:span text:style-name="T2">Note:</text:span> Please see the <text:a xlink:type="simple" xlink:href="./README.md" office:name=""><text:span text:style-name="Definition">README</text:span></text:a> before beginning this chapter.</text:p>
      <text:list text:style-name="L4">
        <text:list-item>
          <text:p text:style-name="P7"><text:a xlink:type="simple" xlink:href="#installing-the-requirements-ipfs-and-orbitdb" office:name=""><text:span text:style-name="Definition">Installing the requirements: IPFS and OrbitDB</text:span></text:a></text:p>
        </text:list-item>
        <text:list-item>
          <text:p text:style-name="P7"><text:a xlink:type="simple" xlink:href="#instantiating-ipfs-and-orbitdb" office:name=""><text:span text:style-name="Definition">Instantiating IPFS and OrbitDB</text:span></text:a></text:p>
        </text:list-item>
        <text:list-item>
          <text:p text:style-name="P7"><text:a xlink:type="simple" xlink:href="#creating-a-database" office:name=""><text:span text:style-name="Definition">Creating a Database</text:span></text:a></text:p>
        </text:list-item>
        <text:list-item>
          <text:p text:style-name="P7"><text:a xlink:type="simple" xlink:href="#choosing-a-data-store" office:name=""><text:span text:style-name="Definition">Choosing a data store</text:span></text:a></text:p>
        </text:list-item>
        <text:list-item>
          <text:p text:style-name="P7"><text:a xlink:type="simple" xlink:href="#key-takeaways" office:name=""><text:span text:style-name="Definition">Key Takeaways</text:span></text:a></text:p>
        </text:list-item>
      </text:list>
      <text:h text:style-name="Heading_20_3" text:outline-level="3">Installing the requirements: IPFS and OrbitDB</text:h>
      <text:p text:style-name="First_20_paragraph">You will need to get the code for OrbitDB and its dependency, IPFS, and make it available to your project. The process is different between the browser and node.js, so we cover both here.</text:p>
      <text:h text:style-name="Heading_20_4" text:outline-level="4">In node.js</text:h>
      <text:p text:style-name="First_20_paragraph">Choose a project directory and <text:span text:style-name="Source_Text">cd</text:span> to there from your command line. Then run the following command.</text:p>
      <text:p text:style-name="P8">$ npm init</text:p>
      <text:p text:style-name="P9">... enter commands to create package.json ...</text:p>
      <text:p text:style-name="P10"/>
      <text:p text:style-name="P11">$ npm install orbitdb ipfs</text:p>
      <text:p text:style-name="First_20_paragraph">This will create a <text:span text:style-name="Source_Text">package.json</text:span>, <text:span text:style-name="Source_Text">package.lock</text:span>, and <text:span text:style-name="Source_Text">node_modules</text:span> folder.</text:p>
      <text:h text:style-name="Heading_20_4" text:outline-level="4">In the Browser</text:h>
      <text:p text:style-name="First_20_paragraph">For this tutorial, we recommend using unpkg for obtaining pre-built, minified versions of both IPFS and OrbitDB. Simply include these at the top of your <text:span text:style-name="Source_Text">index.html</text:span> file:</text:p>
      <text:p text:style-name="P12">&lt;script src="https://unpkg.com/ipfs/dist/index.min.js"&gt;&lt;/script&gt;</text:p>
      <text:p text:style-name="P13">&lt;script src="https://www.unpkg.com/orbit-db/src/OrbitDB.js"&gt;&lt;/script&gt;</text:p>
      <text:p text:style-name="First_20_paragraph">You will now have global <text:span text:style-name="Source_Text">Ipfs</text:span> and <text:span text:style-name="Source_Text">OrbitDB</text:span> objects available to you. You will see how we'll use these later.</text:p>
      <text:p text:style-name="P14"><text:span text:style-name="T1">Note:</text:span> Both OrbitDB and js-ipfs are open source, which give you the ability to build and even contribute to the code. This will be covered in detail these in Part 3.</text:p>
      <text:h text:style-name="Heading_20_3" text:outline-level="3">Creating the isomorphic frame for our app</text:h>
      <text:p text:style-name="First_20_paragraph">Since OrbitDB works in the browser and node.js, we're going to want to make our app as <text:span text:style-name="T2">isomorphic</text:span> as possoble. This means we want the same code to run in the browser as runs in JS. This is good news for the tutorial, as it means we can keep our code to <text:span text:style-name="T1">strictly</text:span> things that pertain to our app, and then apply bindings in node.js and</text:p>
      <text:p text:style-name="Text_20_body">Luckily, you will have the luxury of using the same language, JavaScript, for both node.js and browser environments. Create a new file called <text:span text:style-name="Source_Text">newpieceplease.js</text:span> and put this code in there:</text:p>
      <text:p text:style-name="P15">try {</text:p>
      <text:p text:style-name="P16"><text:s text:c="2"/>const Ipfs = require('ipfs')</text:p>
      <text:p text:style-name="P17"><text:s text:c="2"/>const OrbitDB = require('orbit-db')</text:p>
      <text:p text:style-name="P18">} catch(e) {}</text:p>
      <text:p text:style-name="P19"/>
      <text:p text:style-name="P20">class NewPiecePlease() {</text:p>
      <text:p text:style-name="P21"><text:s text:c="2"/>constructor(IPFS, OrbitDB) { }</text:p>
      <text:p text:style-name="P22">}</text:p>
      <text:p text:style-name="P23"/>
      <text:p text:style-name="P24">try {</text:p>
      <text:p text:style-name="P25"><text:s text:c="2"/>module.exports = exports = new NewPiecePlease(IPFS, OrbitDB)</text:p>
      <text:p text:style-name="P26">} catch (e) {</text:p>
      <text:p text:style-name="P27"><text:s text:c="2"/>window.NPP = new NewPiecePlease(window.Ipfs, window.OrbitDB)</text:p>
      <text:p text:style-name="P28">}</text:p>
      <text:h text:style-name="Heading_20_4" text:outline-level="4">What just happened?</text:h>
      <text:p text:style-name="First_20_paragraph">Using some key JavaScript features, you have created the shell for our application that runs in both node.js and the browser. It defines a new class called <text:span text:style-name="Source_Text">NewPiecePlease</text:span>, with a constructor that takes two arguments</text:p>
      <text:list text:style-name="L5">
        <text:list-item>
          <text:p text:style-name="P29"><text:span text:style-name="Source_Text">IPFS</text:span> for the <text:span text:style-name="Source_Text">js-ipfs</text:span> constructor</text:p>
        </text:list-item>
        <text:list-item>
          <text:p text:style-name="P29"><text:span text:style-name="Source_Text">OrbitDB</text:span> for the <text:span text:style-name="Source_Text">orbit-db</text:span> constructor</text:p>
        </text:list-item>
      </text:list>
      <text:p text:style-name="First_20_paragraph">In the browser, you can include this file in a script tag and have an <text:span text:style-name="Source_Text">NPP</text:span> object at your disposal. In node.js, you can simply call something like:</text:p>
      <text:p text:style-name="P30">const NPP = require('./newpieceplease')</text:p>
      <text:p text:style-name="First_20_paragraph">From here on out, we will ignore these isometric bookends and concentrate wholly on the <text:span text:style-name="Source_Text">NewPiecePlease</text:span> class.</text:p>
      <text:h text:style-name="Heading_20_3" text:outline-level="3">Instantiating IPFS and OrbitDB</text:h>
      <text:p text:style-name="First_20_paragraph">We have designed Chapters 1 and 2 of the tutorial to work work offline, not requiring any internet connectivity or connections to peers.</text:p>
      <text:p text:style-name="Text_20_body">OrbitDB requires a running IPFS node to operate, so you will create one here and notify OrbitDB about it. by running the following code. It's a lot but it constitutes the frame for an <text:span text:style-name="T2">isomorphic</text:span> JavaScript app, that is, one that runs in both the browser and in node.js with the same code.</text:p>
      <text:p text:style-name="P31">class NewPiecePlease() {</text:p>
      <text:p text:style-name="P32"><text:s text:c="2"/>constructor(IPFS, OrbitDB) {</text:p>
      <text:p text:style-name="P33"><text:s text:c="4"/>let node = new IPFS({</text:p>
      <text:p text:style-name="P34"><text:s text:c="6"/>preload: { enabled: false },</text:p>
      <text:p text:style-name="P35"><text:s text:c="6"/>repo: "./ipfs",</text:p>
      <text:p text:style-name="P36"><text:s text:c="6"/>EXPERIMENTAL: { pubsub: true },</text:p>
      <text:p text:style-name="P37"><text:s text:c="6"/>config: {</text:p>
      <text:p text:style-name="P38"><text:s text:c="8"/>Bootstrap: [],</text:p>
      <text:p text:style-name="P39"><text:s text:c="8"/>Addresses: { Swarm: [] }</text:p>
      <text:p text:style-name="P40"><text:s text:c="6"/>}</text:p>
      <text:p text:style-name="P41"><text:s text:c="4"/>});</text:p>
      <text:p text:style-name="P42"/>
      <text:p text:style-name="P43"><text:s text:c="4"/>node.on("error", (e) =&gt; { throw new Error(e) })</text:p>
      <text:p text:style-name="P44"><text:s text:c="4"/>node.on("ready", async () =&gt; {</text:p>
      <text:p text:style-name="P45"><text:s text:c="6"/>orbitdb = await OrbitDB.createInstance(node)</text:p>
      <text:p text:style-name="P46"><text:s text:c="6"/>console.log(orbitdb.id)</text:p>
      <text:p text:style-name="P47"><text:s text:c="4"/>})</text:p>
      <text:p text:style-name="P48"><text:s text:c="2"/>}</text:p>
      <text:p text:style-name="P49">}</text:p>
      <text:p text:style-name="First_20_paragraph">In the output you will see something called a "multihash", like <text:span text:style-name="Source_Text">QmPSicLtjhsVifwJftnxncFs4EwYTBEjKUzWweh1nAA87B</text:span>. For now, just know that this is the identifier of your IPFS node. We explain multihashes in more detail in <text:span text:style-name="T1">Part 2: Peer-to-Peer</text:span></text:p>
      <text:h text:style-name="Heading_20_4" text:outline-level="4">What just happened?</text:h>
      <text:p text:style-name="First_20_paragraph">Start with the <text:span text:style-name="Source_Text">new Ipfs</text:span> line. This code creates a new IPFS node. Note the default settings:</text:p>
      <text:list text:style-name="L6">
        <text:list-item>
          <text:p text:style-name="P50"><text:span text:style-name="Source_Text">preload: { enabled: false }</text:span> disables the use of so-called "pre-load" IPFS nodes. These nodes exist to help load balance the global network and prevent DDoS. However, these nodes can go down and cause errors. Since we are only working offline for now, we include this line to disable them.</text:p>
        </text:list-item>
        <text:list-item>
          <text:p text:style-name="P50"><text:span text:style-name="Source_Text">repo: './ipfs'</text:span> designates the path of the repo in node.js only. In the browser, you can actually remove this line. The default setting is a folder called <text:span text:style-name="Source_Text">.jsipfs</text:span> in your home directory. You will see why we choose this acute location for the folder later.</text:p>
        </text:list-item>
        <text:list-item>
          <text:p text:style-name="P50"><text:span text:style-name="Source_Text">XPERIMENTAL: { pubsub: true }</text:span> enables IPFS pubsub, which is a method of communicating between nodes and is required for OrbitDB usage, despite whether or not we are connected to other peers.</text:p>
        </text:list-item>
        <text:list-item>
          <text:p text:style-name="P50"><text:span text:style-name="Source_Text">config: { Bootstrap: [], Addresses: { Swarm: [] }}</text:span> sets both our bootstrap peers list (peers that are loaded on instantiation) and swarm peers list (peers that can connect and disconnect at any time to empty. We will populate these later.</text:p>
        </text:list-item>
        <text:list-item>
          <text:p text:style-name="P50"><text:span text:style-name="Source_Text">node.on("error", (e) =&gt; { throw new Error(e) })</text:span> implements extremely basic error handling for if something happens during node creation</text:p>
        </text:list-item>
        <text:list-item>
          <text:p text:style-name="P50"><text:span text:style-name="Source_Text">node.on("ready", (e) =&gt; { orbitdb = new OrbitDB(node) })</text:span> instantiates OrbitDB on top of the IPFS node, when it is ready.</text:p>
        </text:list-item>
      </text:list>
      <text:p text:style-name="First_20_paragraph">By running the code above, you have created a new IPFS node that works locally and is not connected to any peers. You have also loaded a new <text:span text:style-name="Source_Text">orbitdb</text:span> object into memory, ready to create databases and manage data.</text:p>
      <text:p text:style-name="Text_20_body"><text:span text:style-name="T2">You are now ready to use OrbitDB!</text:span></text:p>
      <text:h text:style-name="Heading_20_5" text:outline-level="5">What else happened in node.js?</text:h>
      <text:p text:style-name="First_20_paragraph">When you ran the code in node.js, you created two folders in your project structure: <text:span text:style-name="Source_Text">'orbitdb/</text:span> and <text:span text:style-name="Source_Text">ipfs/</text:span>.</text:p>
      <text:p text:style-name="P51">$ # slashes added to ls output for effect</text:p>
      <text:p text:style-name="P52">$ ls orbitdb/</text:p>
      <text:p text:style-name="P53">QmNrPunxswb2Chmv295GeCvK9FDusWaTr1ZrYhvWV9AtGM/</text:p>
      <text:p text:style-name="P54"/>
      <text:p text:style-name="P55">$ ls ipfs/</text:p>
      <text:p text:style-name="P56">blocks/ <text:s text:c="1"/>config <text:s text:c="1"/>datastore/ <text:s text:c="1"/>datastore_spec <text:s text:c="1"/>keys/ <text:s text:c="1"/>version</text:p>
      <text:p text:style-name="First_20_paragraph">The code will always create the <text:span text:style-name="Source_Text">orbitdb/</text:span> folder as a sibling to the location specified in the <text:span text:style-name="Source_Text">repo</text:span> paramater of the IPFS constructor options. Looking inside of the <text:span text:style-name="Source_Text">orbitdb/</text:span> folder, you will see that the subfolder has the same ID as orbitdb, as well as the IPFS node. This is purposeful, as this initial folder contains metadata that OrbitDB will need to operate. See Part 3 for detailed information about this.</text:p>
      <text:p text:style-name="P57"><text:span text:style-name="T2">Note:</text:span> The <text:span text:style-name="Source_Text">ipfs/</text:span> folder contains all of your IPFS data. Explaining this in depth is outside of the scope of this tutorial, and the curious can find out more <text:a xlink:type="simple" xlink:href="https://ipfs.io" office:name=""><text:span text:style-name="Definition">here</text:span></text:a>.</text:p>
      <text:h text:style-name="Heading_20_5" text:outline-level="5">What else happened in the browser?</text:h>
      <text:p text:style-name="First_20_paragraph">In the browser IPFS content is handled inside of IndexedDB, a persistent storage mechanism for browsers</text:p>
      <text:p text:style-name="Text_20_body"><text:span text:style-name="T2">An image showing the IPFS IndexedDB databases in Firefox</text:span></text:p>
      <text:p text:style-name="Text_20_body">Note since you have not explicitly defined a database in the broser, no IndexedDB databases have been created for OrbitDB yet.</text:p>
      <text:p text:style-name="P58"><text:span text:style-name="T1">Caution!</text:span> iOS and Android have been known to purge IndexedDB if storage space needs to be created inside of your phone. We recommend creating robust backup mechanisms at the application layer</text:p>
      <text:h text:style-name="Heading_20_3" text:outline-level="3">Creating a Database</text:h>
      <text:p text:style-name="First_20_paragraph">Now, you will create a local database that <text:span text:style-name="T2">only you</text:span> can read.</text:p>
      <text:p text:style-name="Text_20_body">Inside of the <text:span text:style-name="Source_Text">NewPiecePlease</text:span> constructor, Expand the IPFS <text:span text:style-name="Source_Text">ready</text:span> event handler to the following, and then run the code:</text:p>
      <text:p text:style-name="P59">node.on("ready", async () =&gt; {</text:p>
      <text:p text:style-name="P60"><text:s text:c="2"/>orbitdb = await OrbitDB.createInstance(node)</text:p>
      <text:p text:style-name="P61"/>
      <text:p text:style-name="P62"><text:s text:c="2"/>const options = {</text:p>
      <text:p text:style-name="P63"><text:s text:c="4"/>accessController: { write: [orbitdb.identity.publicKey] },</text:p>
      <text:p text:style-name="P64"><text:s text:c="4"/>indexBy: "hash"</text:p>
      <text:p text:style-name="P65"><text:s text:c="2"/>}</text:p>
      <text:p text:style-name="P66"><text:s text:c="2"/></text:p>
      <text:p text:style-name="P67"><text:s text:c="2"/>piecesDb = await orbitdb.docstore('pieces', options)</text:p>
      <text:p text:style-name="P68"><text:s text:c="2"/>console.log(piecesDb.id)</text:p>
      <text:p text:style-name="P69">})</text:p>
      <text:p text:style-name="First_20_paragraph">You will see something like the following as an output: <text:span text:style-name="Source_Text">/orbitdb/zdpuB3VvBJHqYCocN4utQrpBseHou88mq2DLh7bUkWviBQSE3/pieces</text:span>. This is the id, or <text:span text:style-name="T1">address</text:span> (technically a multiaddress) of this database. It's important for you to not only <text:span text:style-name="T2">know</text:span> this, but also to understand what it is.</text:p>
      <text:p text:style-name="Text_20_body">The first bit, <text:span text:style-name="Source_Text">/orbitdb</text:span>, is the protocol. It tells you that this address is an OrbitDB address. The last bit, <text:span text:style-name="Source_Text">pieces</text:span> is simply the name you provided.</text:p>
      <text:p text:style-name="Text_20_body">It's the second, or middle, part <text:span text:style-name="Source_Text">zdpuB3VvBJHqYCocN4utQrpBseHou88mq2DLh7bUkWviBQSE3</text:span> that is the most interesting. This value comes from the combining three pieces of data, and then hashing them:</text:p>
      <text:list text:style-name="L7">
        <text:list-item>
          <text:p text:style-name="P70">The <text:span text:style-name="T1">access control list</text:span> of the database</text:p>
        </text:list-item>
        <text:list-item>
          <text:p text:style-name="P70">The <text:span text:style-name="T1">type</text:span> of the database</text:p>
        </text:list-item>
        <text:list-item>
          <text:p text:style-name="P70">The <text:span text:style-name="T1">name</text:span> of the database</text:p>
        </text:list-item>
      </text:list>
      <text:p text:style-name="P71"><text:span text:style-name="T2">Note:</text:span> Misunderstanding OrbitDB addressing can lead to some very unexpected - sometimes hilarious, sometimes disastrous outcomes. Read more in Part 2 to learn more.</text:p>
      <text:h text:style-name="Heading_20_4" text:outline-level="4">What just happened?</text:h>
      <text:p text:style-name="First_20_paragraph">Your code created a local OrbitDB database, of type "docstore", writable only by you.</text:p>
      <text:list text:style-name="L8">
        <text:list-item>
          <text:p text:style-name="P72">The <text:span text:style-name="Source_Text">options</text:span> defines the paramaters for the database we are about to create.</text:p>
        </text:list-item>
        <text:list-item>
          <text:p text:style-name="P72"><text:span text:style-name="Source_Text">accessController: { write: [orbitdb.identity.publicKey] }</text:span> defines the ACL, or "Access Control List". In this instance we are restricting <text:span text:style-name="Source_Text">write</text:span> access to ONLY orbitdb instances identified by our particular <text:span text:style-name="Source_Text">publicKey</text:span></text:p>
        </text:list-item>
        <text:list-item>
          <text:p text:style-name="P72"><text:span text:style-name="Source_Text">indexBy: "hash"</text:span> is a docstore-specific option, which specifies which field to index our database by</text:p>
        </text:list-item>
        <text:list-item>
          <text:p text:style-name="P72"><text:span text:style-name="Source_Text">pieces = await orbitdb.docstore('pieces', options)</text:span> is the magic line that creates the database. Once this line is completed, the database is open and can be acted upon.</text:p>
        </text:list-item>
      </text:list>
      <text:p text:style-name="P73"><text:span text:style-name="T1">Caution!</text:span> A note about identity: Your public key is not your identity. We repeat, <text:span text:style-name="T2">your public key is not your identity</text:span>. Though, it is often used as such for convenience's sake, and the lack of better alternatives. So, in the early parts of this tutorial we say "writable only to you" when we really mean "writable only by an OrbitDB instance on top of an IPFS node that has the correct id, which we are assuming is controlled by you."</text:p>
      <text:p text:style-name="First_20_paragraph">See for more info: <text:a xlink:type="simple" xlink:href="https://github.com/orbitdb/orbit-db/blob/525978e0a916a8b027e9ea73d8736acb2f0bc6b4/src/OrbitDB.js#L106" office:name=""><text:span text:style-name="Definition">link</text:span></text:a></text:p>
      <text:h text:style-name="Heading_20_5" text:outline-level="5">What else happened in node.js?</text:h>
      <text:p text:style-name="First_20_paragraph">You will see some activity inside your project's <text:span text:style-name="Source_Text">orbitdb/</text:span> folder. This is good.</text:p>
      <text:p text:style-name="P74">$ ls orbitdb/</text:p>
      <text:p text:style-name="P75">QmNrPunxswb2Chmv295GeCvK9FDusWaTr1ZrYhvWV9AtGM/ <text:s text:c="1"/>zdpuB3VvBJHqYCocN4utQrpBseHou88mq2DLh7bUkWviBQSE3/</text:p>
      <text:p text:style-name="P76"/>
      <text:p text:style-name="P77">$ ls orbitdb/zdpuB3VvBJHqYCocN4utQrpBseHou88mq2DLh7bUkWviBQSE3/</text:p>
      <text:p text:style-name="P78">pieces/</text:p>
      <text:p text:style-name="P79"/>
      <text:p text:style-name="P80">$ ls orbitdb/zdpuB3VvBJHqYCocN4utQrpBseHou88mq2DLh7bUkWviBQSE3/pieces/</text:p>
      <text:p text:style-name="P81">000003.log <text:s text:c="1"/>CURRENT <text:s text:c="1"/>LOCK <text:s text:c="1"/>LOG <text:s text:c="1"/>MANIFEST-000002</text:p>
      <text:p text:style-name="First_20_paragraph">You don't need to understand this fully for now, just know that it happened. Two subfolders, one being the original folder you saw when you instantiated OrbitDB, and now another that has the same address as your database.</text:p>
      <text:h text:style-name="Heading_20_5" text:outline-level="5">What else happened in the browser?</text:h>
      <text:p text:style-name="First_20_paragraph">Similarly, a new IndexedDB database was created to hold your OrbitDB-specific info, apart from the data itself which are still stored in IPFS.</text:p>
      <text:p text:style-name="Text_20_body"><text:span text:style-name="T2">An image showing the IPFS and OrbitDB IndexedDB databases in Firefox</text:span></text:p>
      <text:p text:style-name="Text_20_body">This shows you one of OrbitDB's core strenths - the ability to manage a lot of complexity between its own internals and tht of IPFS, providing a clear and clean API to manage the data that matters to you.</text:p>
      <text:h text:style-name="Heading_20_3" text:outline-level="3">Choosing a data store</text:h>
      <text:p text:style-name="First_20_paragraph">OrbitDB organizes its functionality by separating different data management concerns, schemas and APIs into <text:span text:style-name="T1">stores</text:span>. We chose a <text:span text:style-name="Source_Text">docstore</text:span> for you in the last chapter, but after this tutorial it will be your job to determine the right store for the job.</text:p>
      <text:p text:style-name="Text_20_body">At your disposal you have:</text:p>
      <text:list text:style-name="L9">
        <text:list-item>
          <text:p text:style-name="P82"><text:a xlink:type="simple" xlink:href="https://github.com/orbitdb/orbit-db/blob/master/API.md#orbitdblognameaddress" office:name=""><text:span text:style-name="Definition"><text:span text:style-name="T1">log</text:span></text:span></text:a>: an immutable (append-only) log with traversable history. Useful for <text:span text:style-name="T2">"latest N"</text:span> use cases or as a message queue.</text:p>
        </text:list-item>
        <text:list-item>
          <text:p text:style-name="P82"><text:a xlink:type="simple" xlink:href="https://github.com/orbitdb/orbit-db/blob/master/API.md#orbitdbfeednameaddress" office:name=""><text:span text:style-name="Definition"><text:span text:style-name="T1">feed</text:span></text:span></text:a>: a mutable log with traversable history. Entries can be added and removed. Useful for <text:span text:style-name="T2">"shopping cart"</text:span> type of use cases, or for example as a feed of blog posts or "tweets".</text:p>
        </text:list-item>
        <text:list-item>
          <text:p text:style-name="P82"><text:a xlink:type="simple" xlink:href="https://github.com/orbitdb/orbit-db/blob/master/API.md#orbitdbkeyvaluenameaddress" office:name=""><text:span text:style-name="Definition"><text:span text:style-name="T1">keyvalue</text:span></text:span></text:a>: a key-value database just like your favourite key-value database.</text:p>
        </text:list-item>
        <text:list-item>
          <text:p text:style-name="P82"><text:a xlink:type="simple" xlink:href="https://github.com/orbitdb/orbit-db/blob/master/API.md#orbitdbdocsnameaddress-options" office:name=""><text:span text:style-name="Definition"><text:span text:style-name="T1">docs</text:span></text:span></text:a>: a document database to which JSON documents can be stored and indexed by a specified key. Useful for building search indices or version controlling documents and data.</text:p>
        </text:list-item>
        <text:list-item>
          <text:p text:style-name="P82"><text:a xlink:type="simple" xlink:href="https://github.com/orbitdb/orbit-db/blob/master/API.md#orbitdbcounternameaddress" office:name=""><text:span text:style-name="Definition"><text:span text:style-name="T1">counter</text:span></text:span></text:a>: Useful for counting events separate from log/feed data.</text:p>
        </text:list-item>
      </text:list>
      <text:p text:style-name="First_20_paragraph">Each OrbitDB store has its own specific API methods to create, delete, retreieve and update data. In general, you can expect to always have something like a <text:span text:style-name="Source_Text">get</text:span> and something like a <text:span text:style-name="Source_Text">put</text:span>.</text:p>
      <text:p text:style-name="Text_20_body">Also, users of OrbitDB can write their own stores if it suits them. This is an advanced topic and is covered in Part 3 of this book.</text:p>
      <text:h text:style-name="Heading_20_3" text:outline-level="3">Key Takeaways</text:h>
      <text:list text:style-name="L10">
        <text:list-item>
          <text:p text:style-name="P83">OrbitDB is a distributed database layer which stores its raw data in IPFS</text:p>
        </text:list-item>
        <text:list-item>
          <text:p text:style-name="P83">Both IPFS and OrbitDB work offline and online</text:p>
        </text:list-item>
        <text:list-item>
          <text:p text:style-name="P83">OrbitDB instances have an <text:span text:style-name="T2">ID</text:span> which is the same as the underling IPFS node's ID.</text:p>
        </text:list-item>
        <text:list-item>
          <text:p text:style-name="P83">OrbitDB instances create databases, which have unique <text:span text:style-name="T2">addresses</text:span></text:p>
        </text:list-item>
        <text:list-item>
          <text:p text:style-name="P83">Basic access rights to OrbitDB databases are managed using access control lists (or ACLs), based on the ID of the IPFS node performing the requests on the database</text:p>
        </text:list-item>
        <text:list-item>
          <text:p text:style-name="P83">OrbitDB database addresses are hashes of the database's ACL, its type, and its name.</text:p>
        </text:list-item>
        <text:list-item>
          <text:p text:style-name="P83">Since OrbitDB and IPFS are written in JavaScript, it is possible to build isomorphic applications that run in the browser and in node.js</text:p>
        </text:list-item>
        <text:list-item>
          <text:p text:style-name="P83">OrbitDB manages needed flexibility of schema and API design in functionality called <text:span text:style-name="T1">stores</text:span>.</text:p>
        </text:list-item>
        <text:list-item>
          <text:p text:style-name="P83">OrbitDB comes with a handful of stores, and you can write your own.</text:p>
        </text:list-item>
        <text:list-item>
          <text:p text:style-name="P83">Each store will have its own API, but you will generally have at least a <text:span text:style-name="Source_Text">get</text:span> and a <text:span text:style-name="Source_Text">put</text:span></text:p>
        </text:list-item>
      </text:list>
      <text:p text:style-name="First_20_paragraph">Now that you've laid the groudnwork, you'll learn how to work with data! Onward, then, to <text:a xlink:type="simple" xlink:href="./02_Managing_Data.md" office:name=""><text:span text:style-name="Definition">Chapter 2: Managing Data</text:span></text:a>.</text:p>
      <text:list text:style-name="L11">
        <text:list-item>
          <text:p text:style-name="P84">Resolves #<text:a xlink:type="simple" xlink:href="https://github.com/orbitdb/orbit-db/issues/367" office:name=""><text:span text:style-name="Definition">367</text:span></text:a></text:p>
        </text:list-item>
        <text:list-item>
          <text:p text:style-name="P84">Resolves #<text:a xlink:type="simple" xlink:href="https://github.com/orbitdb/orbit-db/issues/366" office:name=""><text:span text:style-name="Definition">366</text:span></text:a></text:p>
        </text:list-item>
        <text:list-item>
          <text:p text:style-name="P84">Resolves #<text:a xlink:type="simple" xlink:href="https://github.com/orbitdb/orbit-db/issues/502" office:name=""><text:span text:style-name="Definition">502</text:span></text:a></text:p>
        </text:list-item>
      </text:list>
      <text:h text:style-name="Heading_20_2" text:outline-level="2">Chapter 2 - Managing Data</text:h>
      <text:p text:style-name="P85">Managing data in OrbitDB involves <text:span text:style-name="T2">loading databases into memory</text:span>, and then <text:span text:style-name="T2">creating</text:span>, <text:span text:style-name="T2">updating</text:span>, <text:span text:style-name="T2">reading</text:span>, and <text:span text:style-name="T2">deleting data</text:span>.</text:p>
      <text:p text:style-name="P86"><text:span text:style-name="T1">Note:</text:span> Please complete <text:a xlink:type="simple" xlink:href="./01_Basics.md" office:name=""><text:span text:style-name="Definition">Chapter 1 - Laying the Foundation</text:span></text:a> first.</text:p>
      <text:list text:style-name="L12">
        <text:list-item>
          <text:p text:style-name="P87"><text:a xlink:type="simple" xlink:href="#loading-the-database" office:name=""><text:span text:style-name="Definition">Loading the database</text:span></text:a></text:p>
        </text:list-item>
        <text:list-item>
          <text:p text:style-name="P87"><text:a xlink:type="simple" xlink:href="#adding-data" office:name=""><text:span text:style-name="Definition">Adding data</text:span></text:a></text:p>
        </text:list-item>
        <text:list-item>
          <text:p text:style-name="P87"><text:a xlink:type="simple" xlink:href="#reading-data" office:name=""><text:span text:style-name="Definition">Reading data</text:span></text:a></text:p>
        </text:list-item>
        <text:list-item>
          <text:p text:style-name="P87"><text:a xlink:type="simple" xlink:href="#updating-and-deleting-data" office:name=""><text:span text:style-name="Definition">Updating and deleting data</text:span></text:a></text:p>
        </text:list-item>
        <text:list-item>
          <text:p text:style-name="P87"><text:a xlink:type="simple" xlink:href="#storing-media-files" office:name=""><text:span text:style-name="Definition">Storing media files</text:span></text:a></text:p>
        </text:list-item>
        <text:list-item>
          <text:p text:style-name="P87"><text:a xlink:type="simple" xlink:href="#key-takeaways" office:name=""><text:span text:style-name="Definition">Key Takeaways</text:span></text:a></text:p>
        </text:list-item>
      </text:list>
      <text:h text:style-name="Heading_20_3" text:outline-level="3">Loading the database</text:h>
      <text:p text:style-name="First_20_paragraph">To start, you'll do a couple of things to enhance our current code and tidy up. We will also scaffold out some functions to be filled in later.</text:p>
      <text:p text:style-name="Text_20_body">Update your <text:span text:style-name="Source_Text">NewPiecePlease class</text:span> handler, adding <text:span text:style-name="T1">one line</text:span> at the bottom of the IPFS <text:span text:style-name="Source_Text">ready</text:span> handler. and then run this code:</text:p>
      <text:p text:style-name="P88">class NewPiecePlease {</text:p>
      <text:p text:style-name="P89"><text:s text:c="2"/>constructor (IPFS, OrbitDB) {</text:p>
      <text:p text:style-name="P90"><text:s text:c="4"/>this.node = new IPFS({</text:p>
      <text:p text:style-name="P91"><text:s text:c="6"/>preload: { enabled: false },</text:p>
      <text:p text:style-name="P92"><text:s text:c="6"/>EXPERIMENTAL: { pubsub: true },</text:p>
      <text:p text:style-name="P93"><text:s text:c="6"/>repo: "./ipfs",</text:p>
      <text:p text:style-name="P94"><text:s text:c="6"/>config: {</text:p>
      <text:p text:style-name="P95"><text:s text:c="8"/>Bootstrap: [],</text:p>
      <text:p text:style-name="P96"><text:s text:c="8"/>Addresses: { Swarm: [] }</text:p>
      <text:p text:style-name="P97"><text:s text:c="6"/>}</text:p>
      <text:p text:style-name="P98"><text:s text:c="4"/>});</text:p>
      <text:p text:style-name="P99"/>
      <text:p text:style-name="P100"><text:s text:c="4"/>this.node.on("error", (e) =&gt; console.error)</text:p>
      <text:p text:style-name="P101"><text:s text:c="4"/>this.node.on("ready", async () =&gt; {</text:p>
      <text:p text:style-name="P102"><text:s text:c="6"/>this.orbitdb = await OrbitDB.createInstance(this.node)</text:p>
      <text:p text:style-name="P103"/>
      <text:p text:style-name="P104"><text:s text:c="6"/>const options = {</text:p>
      <text:p text:style-name="P105"><text:s text:c="8"/>accessController: { write: [this.orbitdb.identity.publicKey] },</text:p>
      <text:p text:style-name="P106"><text:s text:c="8"/>indexBy: 'hash'</text:p>
      <text:p text:style-name="P107"><text:s text:c="6"/>}</text:p>
      <text:p text:style-name="P108"/>
      <text:p text:style-name="P109"><text:s text:c="6"/>this.piecesDb = await this.orbitdb.docstore('pieces', options)</text:p>
      <text:p text:style-name="P110"><text:s text:c="6"/>await this.piecesDb.load() <text:s text:c="1"/>// It's only this line that changed!! Blink and you'll miss it</text:p>
      <text:p text:style-name="P111"><text:s text:c="4"/>});</text:p>
      <text:p text:style-name="P112"><text:s text:c="2"/>}</text:p>
      <text:p text:style-name="P113"/>
      <text:p text:style-name="P114"><text:s text:c="2"/>async addNewPiece() { }</text:p>
      <text:p text:style-name="P115"><text:s text:c="2"/>async deletePieceByHash() { }</text:p>
      <text:p text:style-name="P116"><text:s text:c="2"/>getAllPieces() {}</text:p>
      <text:p text:style-name="P117"><text:s text:c="2"/>getPiecesByInstrument() { }</text:p>
      <text:p text:style-name="P118"><text:s text:c="2"/>getPieceByHash() { }</text:p>
      <text:p text:style-name="P119"><text:s text:c="2"/>await updatePieceByHash()</text:p>
      <text:p text:style-name="P120">}</text:p>
      <text:h text:style-name="Heading_20_4" text:outline-level="4">What just happened?</text:h>
      <text:p text:style-name="First_20_paragraph">After you instantiated the database, you loaded its contents into memory for use. It's empty for now, but not for long! Loading the database at this point after instantiation will save you trouble later.</text:p>
      <text:list text:style-name="L13">
        <text:list-item>
          <text:p text:style-name="P121"><text:span text:style-name="Source_Text">await piecesDb.load()</text:span> is a function that will need to be called whenever we want the latest and greatest snapshot of data in the database. <text:span text:style-name="Source_Text">load()</text:span> retrieves all of the values via their <text:span text:style-name="T2">content addresses</text:span> and loads the content into memory</text:p>
        </text:list-item>
      </text:list>
      <text:p text:style-name="P122"><text:span text:style-name="T1">Note:</text:span> You're probably wondering about if you have a large database of millions of documents, and the implications of loading them all into memory. It's a valid concern, and you should move on to Part 4 of this book once you're done with the tutorial.</text:p>
      <text:h text:style-name="Heading_20_3" text:outline-level="3">Adding data</text:h>
      <text:p text:style-name="First_20_paragraph">Now that you have a database set up, adding content to it is fairly easy. Run the following code to add some sheet music to the repository.</text:p>
      <text:p text:style-name="Text_20_body">We have uploaded and pinned a few piano scores to IPFS, and will provide the hashes. You can add these hashes to your database by fleshing out and using the <text:span text:style-name="Source_Text">addNewPiece</text:span> function.</text:p>
      <text:p text:style-name="P123"><text:span text:style-name="T1">Note:</text:span> We hope you like the original Metroid game, or at least the music from it!</text:p>
      <text:p text:style-name="P124">async addNewPiece(hash, instrument = "Piano") {</text:p>
      <text:p text:style-name="P125"><text:s text:c="2"/>const cid = await piecesDb.put({ hash, instrument })</text:p>
      <text:p text:style-name="P126"><text:s text:c="2"/>return cid</text:p>
      <text:p text:style-name="P127">}</text:p>
      <text:p text:style-name="First_20_paragraph">Then, in your application code, node.js or browser, you cna use this function like so, utilizing the detault value for the <text:span text:style-name="Source_Text">instrument</text:span> argument.</text:p>
      <text:p text:style-name="P128">const cid = NPP.addNewPiece("QmNR2n4zywCV61MeMLB6JwPueAPqheqpfiA4fLPMxouEmQ")</text:p>
      <text:p text:style-name="P129">const content = await NPP.node.dag.get(cid)</text:p>
      <text:p text:style-name="P130">console.log(content.value.payload)</text:p>
      <text:p text:style-name="First_20_paragraph">Running this code should give you something like the following output. Hold steady, it's overwhelming but it will make sense after we explain what happened. For more information see Part 3.</text:p>
      <text:p text:style-name="P131">{</text:p>
      <text:p text:style-name="P132"><text:s text:c="2"/>"op":"PUT",</text:p>
      <text:p text:style-name="P133"><text:s text:c="2"/>"key":"QmNR2n4zywCV61MeMLB6JwPueAPqheqpfiA4fLPMxouEmQ",</text:p>
      <text:p text:style-name="P134"><text:s text:c="2"/>"value": {</text:p>
      <text:p text:style-name="P135"><text:s text:c="4"/>"hash":"QmNR2n4zywCV61MeMLB6JwPueAPqheqpfiA4fLPMxouEmQ",</text:p>
      <text:p text:style-name="P136"><text:s text:c="4"/>"instrument":"Accordion"</text:p>
      <text:p text:style-name="P137"><text:s text:c="2"/>}</text:p>
      <text:p text:style-name="P138">}</text:p>
      <text:h text:style-name="Heading_20_4" text:outline-level="4">What just happened?</text:h>
      <text:list text:style-name="L14">
        <text:list-item>
          <text:p text:style-name="P139"><text:span text:style-name="Source_Text">piecesDb.put({ ... })</text:span> is the most important line here. This call takes an object to sture and returns a <text:span text:style-name="T2">mutlihash</text:span>, which is the hash of the content added to IPFS.</text:p>
        </text:list-item>
        <text:list-item>
          <text:p text:style-name="P139"><text:span text:style-name="Source_Text">node.dag.get(hash)</text:span> is a function that takes a Content ID (CID) and returns content.</text:p>
        </text:list-item>
        <text:list-item>
          <text:p text:style-name="P139"><text:span text:style-name="Source_Text">"op": "PUT"</text:span>is a notable part of the output. At the core of OrbitDB databases is the <text:span text:style-name="T1">OPLOG</text:span>, where all data are stored as a log of operations, which are then calculated into the appropriate schema for application use. The operation is specified here as a <text:span text:style-name="Source_Text">PUT</text:span>, and then the <text:span text:style-name="Source_Text">key</text:span>/<text:span text:style-name="Source_Text">value</text:span> pair is your data.</text:p>
        </text:list-item>
      </text:list>
      <text:p text:style-name="P140"><text:span text:style-name="T1">Note:</text:span> "dag" in the code refers to the acronym DAG, which stands for Directed Acyclic Graph. This is a data structure that is, or is at least closely related to Blockchain. More on this in Part 4</text:p>
      <text:p text:style-name="First_20_paragraph">You can repeat this process to add more hashes from the NES Metroid soundtrack:</text:p>
      <text:p text:style-name="P141">QmNR2n4zywCV61MeMLB6JwPueAPqheqpfiA4fLPMxouEmQ | Metroid - Ending Theme.pdf</text:p>
      <text:p text:style-name="P142">QmRn99VSCVdC693F6H4zeS7Dz3UmaiBiSYDf6zCEYrWynq | Metroid - Escape Theme.pdf</text:p>
      <text:p text:style-name="P143">QmdzDacgJ9EQF9Z8G3L1fzFwiEu255Nm5WiCey9ntrDPSL | Metroid - Game Start.pdf</text:p>
      <text:p text:style-name="P144">QmcFUvG75QTMok9jrteJzBUXeoamJsuRseNuDRupDhFwA2 | Metroid - Item Found.pdf</text:p>
      <text:p text:style-name="P145">QmTjszMGLb5gKWAhFZbo8b5LbhCGJkgS8SeeEYq3P54Vih | Metroid - Kraids Hideout.pdf</text:p>
      <text:p text:style-name="P146">QmNfQhx3WvJRLMnKP5SucMRXEPy9YQ3V1q9dDWNC6QYMS3 | Metroid - Norfair.pdf</text:p>
      <text:p text:style-name="P147">QmQS4QNi8DCceGzKjfmbBhLTRExNboQ8opUd988SLEtZpW | Metroid - Ridleys Hideout.pdf</text:p>
      <text:p text:style-name="P148">QmcJPfExkBAZe8AVGfYHR7Wx4EW1Btjd5MXX8EnHCkrq54 | Metroid - Silence.pdf</text:p>
      <text:p text:style-name="P149">Qmb1iNM1cXW6e11srUvS9iBiGX4Aw5dycGGGDPTobYfFBr | Metroid - Title Theme.pdf</text:p>
      <text:p text:style-name="P150">QmYPpj6XVNPPYgwvN4iVaxZLHy982TPkSAxBf2rzGHDach | Metroid - Tourian.pdf</text:p>
      <text:p text:style-name="P151">QmefKrBYeL58qyVAaJoGHXXEgYgsJrxo763gRRqzYHdL6o | Metroid - Zebetite.pdf</text:p>
      <text:p text:style-name="First_20_paragraph">These are all stored in the global IPFS network so you can find any piece by visiting a public gateway such as <text:span text:style-name="Source_Text">ipfs.io</text:span> and adding the IPFS multiaddress to the end of the URL like so: <text:a xlink:type="simple" xlink:href="https://ipfs.io/ipfs/QmYPpj6XVNPPYgwvN4iVaxZLHy982TPkSAxBf2rzGHDach" office:name=""><text:span text:style-name="Definition">https://ipfs.io/ipfs/QmYPpj6XVNPPYgwvN4iVaxZLHy982TPkSAxBf2rzGHDach</text:span></text:a></text:p>
      <text:h text:style-name="Heading_20_3" text:outline-level="3">Reading data</text:h>
      <text:p text:style-name="First_20_paragraph">You've added data to your local database, and now you'll can query it. OrbitDB gives you a number of ways to do this, mostly based on which <text:span text:style-name="T2">store</text:span> you picked.</text:p>
      <text:p text:style-name="Text_20_body">We gave you a <text:span text:style-name="Source_Text">docstore</text:span> earlier, so you can flesh out the all of thet simple <text:span text:style-name="Source_Text">get*****</text:span> functions like so. <text:span text:style-name="Source_Text">docstore</text:span> also provides the more puwerful <text:span text:style-name="Source_Text">query</text:span> function, which we can abstract to write a <text:span text:style-name="Source_Text">getPiecesByInstrument</text:span> function:</text:p>
      <text:p text:style-name="P152">getAllPieces() {</text:p>
      <text:p text:style-name="P153"><text:s text:c="2"/>const pieces = this.piecesDb.get('')</text:p>
      <text:p text:style-name="P154"><text:s text:c="2"/>return pieces</text:p>
      <text:p text:style-name="P155">}</text:p>
      <text:p text:style-name="P156"/>
      <text:p text:style-name="P157">getPieceByHash(hash) {</text:p>
      <text:p text:style-name="P158"><text:s text:c="2"/>const singlePiece = this.piecesDb.get(hash)[0]</text:p>
      <text:p text:style-name="P159"><text:s text:c="2"/>return singlePiece</text:p>
      <text:p text:style-name="P160">}</text:p>
      <text:p text:style-name="P161"/>
      <text:p text:style-name="P162">getByInstrument(instrument) {</text:p>
      <text:p text:style-name="P163"><text:s text:c="2"/>return this.piecesDb.query((piece) =&gt; piece.instrument === instrument)</text:p>
      <text:p text:style-name="P164">}</text:p>
      <text:p text:style-name="First_20_paragraph">In your application code, you can use these functions it like so:</text:p>
      <text:p text:style-name="P165">pieces = NPP.getAllPieces()</text:p>
      <text:p text:style-name="P166">pleces.forEach((piece) =&gt; { /* do something */ })</text:p>
      <text:p text:style-name="P167"/>
      <text:p text:style-name="P168">piece = NPP.getPieceByHash('QmNR2n4zywCV61MeMLB6JwPueAPqheqpfiA4fLPMxouEmQ')</text:p>
      <text:p text:style-name="P169">console.log(piece)</text:p>
      <text:p text:style-name="First_20_paragraph">Pulling a random score from the database is a great way to find random music to practice. Run this code:</text:p>
      <text:p text:style-name="P170">const pieces = NPP.getPieceByInstrument("Piano")</text:p>
      <text:p text:style-name="P171">const randomPiece = pieces[items.length * Math.random() | 0]</text:p>
      <text:p text:style-name="P172">console.log(randomPiece)</text:p>
      <text:p text:style-name="First_20_paragraph">Both <text:span text:style-name="Source_Text">console.log</text:span> calls above will return something like this.</text:p>
      <text:p text:style-name="P173">{</text:p>
      <text:p text:style-name="P174"><text:s text:c="2"/>"hash":"QmNR2n4zywCV61MeMLB6JwPueAPqheqpfiA4fLPMxouEmQ",</text:p>
      <text:p text:style-name="P175"><text:s text:c="2"/>"instrument":"Accordion"</text:p>
      <text:p text:style-name="P176">}</text:p>
      <text:h text:style-name="Heading_20_4" text:outline-level="4">What just happened?</text:h>
      <text:p text:style-name="First_20_paragraph">You queried the database of scores you created earlier in the chapter, retrieving by hash and also randomly.</text:p>
      <text:list text:style-name="L15">
        <text:list-item>
          <text:p text:style-name="P177"><text:span text:style-name="Source_Text">pieces.get(hash)</text:span> is a simple function that performs a partial string search on your database indexes. It will return an array of records that match. As you can see in your <text:span text:style-name="Source_Text">getAllPieces</text:span> function, you can pass an empty string to return all pieces.</text:p>
        </text:list-item>
        <text:list-item>
          <text:p text:style-name="P177"><text:span text:style-name="Source_Text">return this.piecesDb.query((piece) =&gt; piece.instrument === instrument)</text:span> queries the database, returning. It's most analagous to JavaScripts <text:span text:style-name="Source_Text">Array.filter</text:span> method.</text:p>
        </text:list-item>
      </text:list>
      <text:p text:style-name="P178"><text:span text:style-name="T1">Note:</text:span> Generally speaking, <text:span text:style-name="Source_Text">get</text:span> functions do not return promises since the calculation of database state happens at the time of a <text:span text:style-name="T2">write</text:span>. This is a trade-off to allow for ease of use and performance based on the assumption that writes are <text:span text:style-name="T2">generally</text:span> less frequent than reads.</text:p>
      <text:h text:style-name="Heading_20_3" text:outline-level="3">Updating and deleting data</text:h>
      <text:p text:style-name="First_20_paragraph">You'll next want to provide your users with the ability to update and delete their pieces. For example if you realize you'd rather practice a piece on a harpsichord instead of a piano, or if they want to stop practicing a certain piece.</text:p>
      <text:p text:style-name="Text_20_body">Again, each OrbitDB store may have slightly different methods for this. In the <text:span text:style-name="Source_Text">docstore</text:span> you can update records by again using the <text:span text:style-name="Source_Text">put</text:span> method and the ID of the index you want to update.</text:p>
      <text:p text:style-name="P179">async updatePieceByHash(hash, instrument = "Piano") {</text:p>
      <text:p text:style-name="P180"><text:s text:c="2"/>var piece = await this.getPieceByHash(hash)</text:p>
      <text:p text:style-name="P181"><text:s text:c="2"/>piece.instrument = instrument</text:p>
      <text:p text:style-name="P182"><text:s text:c="2"/>const cid = await this.piecesDb.put(piece)</text:p>
      <text:p text:style-name="P183"><text:s text:c="2"/>return cid</text:p>
      <text:p text:style-name="P184">}</text:p>
      <text:p text:style-name="First_20_paragraph">Deleting a record by hash is also easy:</text:p>
      <text:p text:style-name="P185">async deletePieceByHash(hash) {</text:p>
      <text:p text:style-name="P186"><text:s text:c="2"/>const cid = await this.piecesDb.del(hash)</text:p>
      <text:p text:style-name="P187"><text:s text:c="2"/>return cid</text:p>
      <text:p text:style-name="P188">}</text:p>
      <text:p text:style-name="First_20_paragraph">In your application code, you can run these new functions and see the opcodes that return to get a sense of what's going on.</text:p>
      <text:p text:style-name="P189">const cid = await NPP.updatePiece("QmNR2n4zywCV61MeMLB6JwPueAPqheqpfiA4fLPMxouEmQ", "Harpsichord")</text:p>
      <text:p text:style-name="P190">// do stuff with the cid as above</text:p>
      <text:p text:style-name="P191"/>
      <text:p text:style-name="P192">const cid = await NPP.deletePieceByHash("QmNR2n4zywCV61MeMLB6JwPueAPqheqpfiA4fLPMxouEmQ")</text:p>
      <text:p text:style-name="P193">const content = await NPP.node.dag.get(cid)</text:p>
      <text:p text:style-name="P194">console.log(content.value.payload)</text:p>
      <text:p text:style-name="First_20_paragraph">While the opcode for PUT will be the same, the opcode for <text:span text:style-name="Source_Text">deletePieceByHash</text:span> is not:</text:p>
      <text:p text:style-name="P195">{</text:p>
      <text:p text:style-name="P196"><text:s text:c="2"/>"op":"DEL",</text:p>
      <text:p text:style-name="P197"><text:s text:c="2"/>"key":"QmdzDacgJ9EQF9Z8G3L1fzFwiEu255Nm5WiCey9ntrDPSL",</text:p>
      <text:p text:style-name="P198"><text:s text:c="2"/>"value":null</text:p>
      <text:p text:style-name="P199">}</text:p>
      <text:h text:style-name="Heading_20_4" text:outline-level="4">What just happened?</text:h>
      <text:p text:style-name="First_20_paragraph">You may be thinking something like this: "Wait, if OrbitDB is built upon IPFS and IPFS is immutable, then how are we updating or deleting records?" Great question, and the answer lies in the opcodes Let's step through the code so we can get to that.</text:p>
      <text:list text:style-name="L16">
        <text:list-item>
          <text:p text:style-name="P200"><text:span text:style-name="Source_Text">this.piecesDb.put</text:span> is nothing new, we're just using it to perform an update instead of an insert</text:p>
        </text:list-item>
        <text:list-item>
          <text:p text:style-name="P200"><text:span text:style-name="Source_Text">this.piecesDb.del</text:span> is a simple function that takes a hash, deletes the record, and returns a CID</text:p>
        </text:list-item>
        <text:list-item>
          <text:p text:style-name="P200"><text:span text:style-name="Source_Text">"op": "DEL"</text:span> is another opcode, <text:span text:style-name="Source_Text">DEL</text:span> for DELETE. This log entry effectively removes this key from your records and also removes the content from your local IPFS</text:p>
        </text:list-item>
      </text:list>
      <text:h text:style-name="Heading_20_3" text:outline-level="3">Storing Media Files</text:h>
      <text:p text:style-name="First_20_paragraph">We are often asked if it is possible to store media files like pictures or audio directly inside OrbitDB. Our answer is that you should treat this like any other database system and store the <text:span text:style-name="T2">address</text:span> of the</text:p>
      <text:p text:style-name="Text_20_body">Luckily, with content addressing in IPFS, this becomes rather easy, and predictable from a schema design standpoint. The overall pattern in:</text:p>
      <text:list text:style-name="L17">
        <text:list-item>
          <text:p text:style-name="P201">Add the file to IPFS, which will return the <text:span text:style-name="T2">multihash</text:span> of the file</text:p>
        </text:list-item>
        <text:list-item>
          <text:p text:style-name="P201">Store said multihash in OrbitDB</text:p>
        </text:list-item>
        <text:list-item>
          <text:p text:style-name="P201">When it comes time to display the media, use native IPFS functionality to retrieve it from the hash</text:p>
        </text:list-item>
      </text:list>
      <text:h text:style-name="Heading_20_4" text:outline-level="4">Adding content to IPFS</text:h>
      <text:p text:style-name="First_20_paragraph">To see this in action, <text:a xlink:type="simple" xlink:href="https://ipfs.io/ipfs/QmYPpj6XVNPPYgwvN4iVaxZLHy982TPkSAxBf2rzGHDach" office:name=""><text:span text:style-name="Definition">download the "Tourian" PDF</text:span></text:a> to your local file system for use in the next examples</text:p>
      <text:h text:style-name="Heading_20_5" text:outline-level="5">On the command line with the go-ipfs or js-ipfs daemon</text:h>
      <text:p text:style-name="First_20_paragraph">After following the installation instructions to install <text:a xlink:type="simple" xlink:href="https://github.com/ipfs/go-ipfs" office:name=""><text:span text:style-name="Definition">go-ipfs</text:span></text:a> or <text:a xlink:type="simple" xlink:href="https://github.com/ipfs/js-ipfs" office:name=""><text:span text:style-name="Definition">js-ipfs</text:span></text:a> globally, you can run the following command:</text:p>
      <text:p text:style-name="P202">$ ipfs add file.pdf</text:p>
      <text:p text:style-name="P203">QmYPpj6XVNPPYgwvN4iVaxZLHy982TPkSAxBf2rzGHDach</text:p>
      <text:p text:style-name="First_20_paragraph">You can then use that hash in the same manner as above to add it to the database of pieces.</text:p>
      <text:h text:style-name="Heading_20_5" text:outline-level="5">In Node.js</text:h>
      <text:p text:style-name="First_20_paragraph">In Node.JS, adding a file from the filesystem can be accomplished like so:</text:p>
      <text:p text:style-name="P204">var IPFS = require('ipfs')</text:p>
      <text:p text:style-name="P205">var ipfs = new IPFS(/* insert appropriate options here for your local IPFS installation */)</text:p>
      <text:p text:style-name="P206"/>
      <text:p text:style-name="P207">ipfs.addFromFs("./file.pdf").then(console.log)</text:p>
      <text:h text:style-name="Heading_20_5" text:outline-level="5">In the browser</text:h>
      <text:p text:style-name="First_20_paragraph">Unfortunately we don't have a one-line trick to upload a file to IPFS, but if you have a HTML file input with an ID of "fileUpload", you can do the following:</text:p>
      <text:p text:style-name="P208">var fileInput = document.getElementById("fileUpload")</text:p>
      <text:h text:style-name="Heading_20_4" text:outline-level="4">What just happened?</text:h>
      <text:p text:style-name="First_20_paragraph">You added some potentially very large media files to IPFS, and then stored the 40-byte addresses in OrbitDB for retrieval and use. You are now able to leverage the benefits of both IPFS and</text:p>
      <text:p text:style-name="P209"><text:span text:style-name="T1">Note:</text:span> IPFS nodes run <text:span text:style-name="T2">inside</text:span> the browser, so if you're adding lots of files via the above method, keep an eye on your IndexedDB usage, since that's where IPFS is storing the blocks.</text:p>
      <text:h text:style-name="Heading_20_3" text:outline-level="3">Key Takeaways</text:h>
      <text:list text:style-name="L18">
        <text:list-item>
          <text:p text:style-name="P210">Calling <text:span text:style-name="Source_Text">load()</text:span> periodically ensures you have the latest entries from the database</text:p>
        </text:list-item>
        <text:list-item>
          <text:p text:style-name="P210">Generally speaking, a <text:span text:style-name="Source_Text">put</text:span> or <text:span text:style-name="Source_Text">delete</text:span> will return a Promise (or require <text:span text:style-name="Source_Text">await</text:span>), and a <text:span text:style-name="Source_Text">get</text:span> will return the value(s) immediately.</text:p>
        </text:list-item>
        <text:list-item>
          <text:p text:style-name="P210">Updating the database is equivalent to adding a new entry to its OPLOG.</text:p>
        </text:list-item>
        <text:list-item>
          <text:p text:style-name="P210">The OPLOG is calculated to give the current <text:span text:style-name="T2">state</text:span> of the database, which is the view you generally interact with</text:p>
        </text:list-item>
        <text:list-item>
          <text:p text:style-name="P210">OPLOGS are flexible, particularly if you're writing your own stores. <text:span text:style-name="Source_Text">docstore</text:span> primarily utilizes the <text:span text:style-name="Source_Text">PUT</text:span> and <text:span text:style-name="Source_Text">DEL</text:span> opcodes</text:p>
        </text:list-item>
        <text:list-item>
          <text:p text:style-name="P210">While you technically <text:span text:style-name="T2">can</text:span> store encoded media directly in a database, media files are best stored in OrbitDB as IPFS hashes</text:p>
        </text:list-item>
        <text:list-item>
          <text:p text:style-name="P210">Keep an eye on IndexedDB size and limitations when adding content to IPFS via the browser.</text:p>
        </text:list-item>
      </text:list>
      <text:p text:style-name="First_20_paragraph">Of course, in the vast majority of apps you create, you won't just be interacting with one database or one type of data. We've got you covered in <text:a xlink:type="simple" xlink:href="03_Structuring_Data.md" office:name=""><text:span text:style-name="Definition">Chapter 3: Structuring Data</text:span></text:a></text:p>
      <text:list text:style-name="L19">
        <text:list-item>
          <text:p text:style-name="P211">Resolves #<text:a xlink:type="simple" xlink:href="https://github.com/orbitdb/orbit-db/issues/365" office:name=""><text:span text:style-name="Definition">365</text:span></text:a></text:p>
        </text:list-item>
        <text:list-item>
          <text:p text:style-name="P211">Resolves #<text:a xlink:type="simple" xlink:href="https://github.com/orbitdb/orbit-db/issues/438" office:name=""><text:span text:style-name="Definition">438</text:span></text:a></text:p>
        </text:list-item>
        <text:list-item>
          <text:p text:style-name="P211">Resolves #<text:a xlink:type="simple" xlink:href="https://github.com/orbitdb/orbit-db/issues/381" office:name=""><text:span text:style-name="Definition">381</text:span></text:a></text:p>
        </text:list-item>
        <text:list-item>
          <text:p text:style-name="P211">Resolves #<text:a xlink:type="simple" xlink:href="https://github.com/orbitdb/orbit-db/issues/242" office:name=""><text:span text:style-name="Definition">242</text:span></text:a></text:p>
        </text:list-item>
        <text:list-item>
          <text:p text:style-name="P211">Resolves #<text:a xlink:type="simple" xlink:href="https://github.com/orbitdb/orbit-db/issues/430" office:name=""><text:span text:style-name="Definition">430</text:span></text:a></text:p>
        </text:list-item>
      </text:list>
      <text:h text:style-name="Heading_20_2" text:outline-level="2">Chapter 3 - Structuring your data</text:h>
      <text:p text:style-name="P212">or, "How you learned to stop worrying and love <text:span text:style-name="T2">nested databases</text:span>."</text:p>
      <text:p text:style-name="P213"><text:span text:style-name="T1">Note:</text:span> Please complete <text:a xlink:type="simple" xlink:href="./02_Managing_Data.md" office:name=""><text:span text:style-name="Definition">Chapter 2 - Managing Data</text:span></text:a> first.</text:p>
      <text:list text:style-name="L20">
        <text:list-item>
          <text:p text:style-name="P214"><text:a xlink:type="simple" xlink:href="#adding-a-practice-counter-to-each-piece" office:name=""><text:span text:style-name="Definition">Adding a practice counter to each piece</text:span></text:a></text:p>
        </text:list-item>
        <text:list-item>
          <text:p text:style-name="P214"><text:a xlink:type="simple" xlink:href="#utilizing-your-practice-counter" office:name=""><text:span text:style-name="Definition">Utilizing your practice counter</text:span></text:a></text:p>
        </text:list-item>
        <text:list-item>
          <text:p text:style-name="P214"><text:a xlink:type="simple" xlink:href="#adding-a-higher-level-user-database" office:name=""><text:span text:style-name="Definition">Adding a higher-level user database</text:span></text:a></text:p>
        </text:list-item>
        <text:list-item>
          <text:p text:style-name="P214"><text:a xlink:type="simple" xlink:href="#updating-your-user-profile" office:name=""><text:span text:style-name="Definition">Updating your user profile</text:span></text:a></text:p>
        </text:list-item>
      </text:list>
      <text:h text:style-name="Heading_20_3" text:outline-level="3">Adding a practice counter to each piece</text:h>
      <text:p text:style-name="First_20_paragraph">Your users may want to keep track of their practice, at minimum how many times they practiced a piece. You'll enable that functionality for them by creating a new OrbitDB <text:span text:style-name="Source_Text">counter</text:span> store for each piece, and creating a few new functions inside the <text:span text:style-name="Source_Text">NewPiecePlease</text:span> class to interact with the counters.</text:p>
      <text:p text:style-name="P215"><text:span text:style-name="T1">Note:</text:span> The nesting approach detailed here is but one of many, and you are free to organize your data as you see fit. This is a powerful feature of OrbitDB and we are excited to see how people tackle this problem in the future!</text:p>
      <text:p text:style-name="First_20_paragraph">Update the <text:span text:style-name="Source_Text">addNewPiece</text:span> function to create a <text:span text:style-name="Source_Text">counter</text:span> store every time a new piece is added to the database. You can utilize basic access control again to ensure that only a node with your IPFS node's ID can write to it.</text:p>
      <text:p text:style-name="P216">async addNewPiece(hash, instrument = "Piano") {</text:p>
      <text:p text:style-name="P217"><text:s text:c="2"/>const options = { accessController: { write: [this.orbitdb.identity.publicKey] }}</text:p>
      <text:p text:style-name="P218"><text:s text:c="2"/>const dbName = "counter." + hash.substr(20,20)</text:p>
      <text:p text:style-name="P219"><text:s text:c="2"/>const counterDb = await this.orbitdb.counter(dbName, options)</text:p>
      <text:p text:style-name="P220"/>
      <text:p text:style-name="P221"><text:s text:c="2"/>const cid = await this.piecesDb.put({</text:p>
      <text:p text:style-name="P222"><text:s text:c="4"/>hash: hash,</text:p>
      <text:p text:style-name="P223"><text:s text:c="4"/>instrument: instrument,</text:p>
      <text:p text:style-name="P224"><text:s text:c="4"/>counter: counterDb.id</text:p>
      <text:p text:style-name="P225"><text:s text:c="2"/>})</text:p>
      <text:p text:style-name="P226"/>
      <text:p text:style-name="P227"><text:s text:c="2"/>return cid</text:p>
      <text:p text:style-name="P228">}</text:p>
      <text:p text:style-name="First_20_paragraph">In your application code this would look something like this:</text:p>
      <text:p text:style-name="P229">const cid = await NPP.addNewPiece("QmdzDacgJ9EQF9Z8G3L1fzFwiEu255Nm5WiCey9ntrDPSL", "Piano")</text:p>
      <text:p text:style-name="P230">const content = await NPP.node.dag.get(cid)</text:p>
      <text:p text:style-name="P231">console.log(content.value.payload.value)</text:p>
      <text:p text:style-name="First_20_paragraph">Which will then output something like:</text:p>
      <text:p text:style-name="P232">{</text:p>
      <text:p text:style-name="P233"><text:s text:c="2"/>"hash":"QmdzDacgJ9EQF9Z8G3L1fzFwiEu255Nm5WiCey9ntrDPSL",</text:p>
      <text:p text:style-name="P234"><text:s text:c="2"/>"counter":"/orbitdb/zdpuAoM3yZEwsynUgeWPfizmWz5DEFPiQSvg5gUPu9VoGhxjS/counter.fzFwiEu255Nm5WiCey9n",</text:p>
      <text:p text:style-name="P235"><text:s text:c="2"/>"instrument":"Piano"</text:p>
      <text:p text:style-name="P236">}</text:p>
      <text:h text:style-name="Heading_20_4" text:outline-level="4">What just happened?</text:h>
      <text:p text:style-name="First_20_paragraph">You changed your code to add a new database of type <text:span text:style-name="Source_Text">counter</text:span> for each new entry added to the database.</text:p>
      <text:list text:style-name="L21">
        <text:list-item>
          <text:p text:style-name="P237"><text:span text:style-name="Source_Text">const options = { accessController: { write: [this.orbitdb.identity.publicKey] }}</text:span> should be recognizable from Chapter 1. This sets options for the db, namely the <text:span text:style-name="Source_Text">accessController</text:span> to give write access only to your node's ID, or public key. `</text:p>
        </text:list-item>
        <text:list-item>
          <text:p text:style-name="P237"><text:span text:style-name="Source_Text">this.orbitdb.counter</text:span> creates a new counter type with <text:span text:style-name="Source_Text">options</text:span> that provide a write ACL for your IPFS node</text:p>
        </text:list-item>
        <text:list-item>
          <text:p text:style-name="P237"><text:span text:style-name="Source_Text">const dbName = "counter." + hash.substr(20,20)</text:span> prepends <text:span text:style-name="Source_Text">counter.</text:span> to the truncated database name. See the note below.</text:p>
        </text:list-item>
        <text:list-item>
          <text:p text:style-name="P237"><text:span text:style-name="Source_Text">this.piecesDb.put</text:span> is then modified to store the <text:span text:style-name="T2">address</text:span> of this new database for later retrieval similar to the way you stored media addresses in a previous chapter.</text:p>
        </text:list-item>
        <text:list-item>
          <text:p text:style-name="P237"><text:span text:style-name="Source_Text">"counter":"/orbitdb/zdpuAoM3yZEwsynUgeWPfizmWz5DEFPiQSvg5gUPu9VoGhxjS/counter.fzFwiEu255Nm5WiCey9n"</text:span> in the output now reflects this change by storing the <text:span text:style-name="T2">address</text:span> of the new DB for later retrieval and updating.</text:p>
        </text:list-item>
      </text:list>
      <text:p text:style-name="P238"><text:span text:style-name="T1">Note:</text:span> There is a limit of 40 characters on the names of the databases, and multihashes are over this limit at 46. We still need unique names for each of the databases created to generate unique addresses, so we trim down the hash and prepend it with <text:span text:style-name="Source_Text">counter.</text:span> to get around this limitation.</text:p>
      <text:h text:style-name="Heading_20_3" text:outline-level="3">Utilizing the practice counter</text:h>
      <text:p text:style-name="First_20_paragraph">Now, add a few functions to <text:span text:style-name="Source_Text">NewPiecePlease</text:span> that utilize the counters when necessary</text:p>
      <text:p text:style-name="P239">async getPracticeCount(piece) {</text:p>
      <text:p text:style-name="P240"><text:s text:c="2"/>const counter = await this.orbitdb.counter(piece.counter)</text:p>
      <text:p text:style-name="P241"><text:s text:c="2"/>await counter.load()</text:p>
      <text:p text:style-name="P242"><text:s text:c="2"/>return counter.value</text:p>
      <text:p text:style-name="P243">}</text:p>
      <text:p text:style-name="P244"/>
      <text:p text:style-name="P245">async incrementPracticeCounter(piece) {</text:p>
      <text:p text:style-name="P246"><text:s text:c="2"/>const counter = await this.orbitdb.counter(piece.counter)</text:p>
      <text:p text:style-name="P247"><text:s text:c="2"/>const cid = await counter.inc()</text:p>
      <text:p text:style-name="P248"><text:s text:c="2"/>return cid</text:p>
      <text:p text:style-name="P249">}</text:p>
      <text:p text:style-name="First_20_paragraph">These can be used in your application code like so:</text:p>
      <text:p text:style-name="P250">const piece = NPP.getPieceByHash("QmdzDacgJ9EQF9Z8G3L1fzFwiEu255Nm5WiCey9ntrDPSL")</text:p>
      <text:p text:style-name="P251">const cid = await NPP.incrementPracticeCounter(piece)</text:p>
      <text:p text:style-name="P252">const content = await NPP.node.dag.get(cid)</text:p>
      <text:p text:style-name="P253">console.log(content.value.payload)</text:p>
      <text:p text:style-name="First_20_paragraph">That will <text:span text:style-name="Source_Text">console.log</text:span> out something like:</text:p>
      <text:p text:style-name="P254">{</text:p>
      <text:p text:style-name="P255"><text:s text:c="2"/>"op":"COUNTER",</text:p>
      <text:p text:style-name="P256"><text:s text:c="2"/>"key":null,</text:p>
      <text:p text:style-name="P257"><text:s text:c="2"/>"value": {</text:p>
      <text:p text:style-name="P258"><text:s text:c="4"/>"id":"042985dafe18ba45c7f1a57db.........02ae4b5e4aa3eb36bc5e67198c2d2",</text:p>
      <text:p text:style-name="P259"><text:s text:c="4"/>"counters": {</text:p>
      <text:p text:style-name="P260"><text:s text:c="6"/>"042985dafe18ba45c7f1a57db.........02ae4b5e4aa3eb36bc5e67198c2d2":3</text:p>
      <text:p text:style-name="P261"><text:s text:c="4"/>}</text:p>
      <text:p text:style-name="P262"><text:s text:c="2"/>}</text:p>
      <text:p text:style-name="P263">}</text:p>
      <text:h text:style-name="Heading_20_4" text:outline-level="4">What just happened?</text:h>
      <text:p text:style-name="First_20_paragraph">You created and used two new functions to both read the value of, and increment a <text:span text:style-name="Source_Text">counter</text:span>, another type of OrbitDB store.</text:p>
      <text:list text:style-name="L22">
        <text:list-item>
          <text:p text:style-name="P264"><text:span text:style-name="Source_Text">await this.orbitdb.counter(piece.counter)</text:span> is a new way of using <text:span text:style-name="Source_Text">this.orbitdb.counter</text:span>, by passing in an existing database address. This will <text:span text:style-name="T2">open</text:span> the existing database instead of creating it</text:p>
        </text:list-item>
        <text:list-item>
          <text:p text:style-name="P264"><text:span text:style-name="Source_Text">counter.load()</text:span> is called once in <text:span text:style-name="Source_Text">getPracticeCount</text:span>, loading the latest database entries into memory for display</text:p>
        </text:list-item>
        <text:list-item>
          <text:p text:style-name="P264"><text:span text:style-name="Source_Text">await counter.inc()</text:span> increments the counter, like calling <text:span text:style-name="Source_Text">counter++</text:span> would on an integer variable</text:p>
        </text:list-item>
        <text:list-item>
          <text:p text:style-name="P264"><text:span text:style-name="Source_Text">"op":"COUNTER"</text:span> is a new operation that you havent seen yet - remember, you can create stores with any operations you want. More on this in Part 3.</text:p>
        </text:list-item>
        <text:list-item>
          <text:p text:style-name="P264"><text:span text:style-name="Source_Text">"counters": { "042985dafe18ba45c7f1a57db.........02ae4b5e4aa3eb36bc5e67198c2d2": 3 }</text:span> is the value returned, the long value is an id based on your node's public key</text:p>
        </text:list-item>
      </text:list>
      <text:h text:style-name="Heading_20_3" text:outline-level="3">Adding a higher-level database for user data</text:h>
      <text:p text:style-name="First_20_paragraph">Pieces of music to practice with are great to have, but moving forward you will want to allow users to further express themselves via a username and profile. This will also help prepare you for allowing users to connect to each other in the next chapter.</text:p>
      <text:p text:style-name="Text_20_body">You will create a new database for users, from which your <text:span text:style-name="Source_Text">piecesDb</text:span> will be referenced. You can create this database in the <text:span text:style-name="Source_Text">ready</text:span> event handler of IPFS, alongside where you declared <text:span text:style-name="Source_Text">piecesDb</text:span>.</text:p>
      <text:h text:style-name="Heading_20_4" text:outline-level="4">What just happened?</text:h>
      <text:p text:style-name="First_20_paragraph">You created a database to store anything and everything that might pertain to a user, and then linked the <text:span text:style-name="Source_Text">piecesDb</text:span> to that, nested inside.</text:p>
      <text:h text:style-name="Heading_20_3" text:outline-level="3">Key Takeaways</text:h>
      <text:list text:style-name="L23">
        <text:list-item>
          <text:p text:style-name="P265">The distributed applications of the future will be complex and require data structures to mirror and manage that complexity.</text:p>
        </text:list-item>
        <text:list-item>
          <text:p text:style-name="P265">Luckily, OrbitDB is extremely flexible when it comes to generating complex and linked data structures</text:p>
        </text:list-item>
        <text:list-item>
          <text:p text:style-name="P265">These structures can contain any combination of OrbitDB stores - you are not limited to just one.</text:p>
        </text:list-item>
        <text:list-item>
          <text:p text:style-name="P265">You can nest a database within another, and you can create new databases to next your existing databases within.</text:p>
        </text:list-item>
        <text:list-item>
          <text:p text:style-name="P265"><text:span text:style-name="T2">Nesting</text:span> databases is a powerful approach, but it is one of many. <text:span text:style-name="T1">Do not</text:span> feel limited. <text:span text:style-name="T1">Do</text:span> share novel approaches with the community.</text:p>
        </text:list-item>
      </text:list>
      <text:p text:style-name="First_20_paragraph">And with this, you are now ready to connect to the outside world. Continue to <text:a xlink:type="simple" xlink:href="04_P2P.md" office:name=""><text:span text:style-name="Definition">Chapter 4: Peer to Peer</text:span></text:a> to join your app to the global IPFS network, and to other users!</text:p>
      <text:h text:style-name="Heading_20_2" text:outline-level="2">Chapter 4: Peer-to-Peer</text:h>
      <text:p text:style-name="P266">Pithy thing here with <text:span text:style-name="T2">italics</text:span> for each section</text:p>
      <text:p text:style-name="P267"><text:span text:style-name="T1">Note:</text:span> Please complete <text:a xlink:type="simple" xlink:href="./03_Structuring_Data.md" office:name=""><text:span text:style-name="Definition">Chapter 3 - Structuring Data</text:span></text:a> first.</text:p>
      <text:h text:style-name="Heading_20_3" text:outline-level="3">Connecting to the global IPFS network</text:h>
      <text:p text:style-name="First_20_paragraph">You will now reconfigure your IPFS node to connect to the global network and begin swarming with other peers. For more information on what this means, see Part 2 - Thinking Peer to Peer. For now, just understand that it means you're getting connected.</text:p>
      <text:h text:style-name="Heading_20_4" text:outline-level="4">Restoring default IPFS config values</text:h>
      <text:p text:style-name="First_20_paragraph">We started the tutorial offline to focus on OrbitDB's core concepts. Now you'll undo this and connect the app, properly, to the global IPFS network.</text:p>
      <text:p text:style-name="Text_20_body">First, remove two lines from the <text:span text:style-name="Source_Text">NewPiecePlease</text:span> constructor:</text:p>
      <text:list text:style-name="L24">
        <text:list-item>
          <text:p text:style-name="P268"><text:span text:style-name="Source_Text">preload: { enabled: false }</text:span></text:p>
        </text:list-item>
        <text:list-item>
          <text:p text:style-name="P268"><text:span text:style-name="Source_Text">config: { <text:s text:c="1"/>Bootstrap: [], Addresses: { Swarm: [] } }</text:span></text:p>
        </text:list-item>
      </text:list>
      <text:p text:style-name="First_20_paragraph">Then, add one line to leave you with something like this:</text:p>
      <text:p text:style-name="P269">class NewPiecePlease {</text:p>
      <text:p text:style-name="P270"><text:s text:c="2"/>constructor (IPFS, OrbitDB) {</text:p>
      <text:p text:style-name="P271"><text:s text:c="4"/>this.node = new IPFS({</text:p>
      <text:p text:style-name="P272"><text:s text:c="6"/>relay: { enabled: true, hop: { enabled: true, active: true } },</text:p>
      <text:p text:style-name="P273"><text:s text:c="6"/>EXPERIMENTAL: { pubsub: true },</text:p>
      <text:p text:style-name="P274"><text:s text:c="6"/>repo: "./ipfs",</text:p>
      <text:p text:style-name="P275"><text:s text:c="4"/>});</text:p>
      <text:p text:style-name="P276"/>
      <text:p text:style-name="P277"><text:s text:c="4"/>/* ... */</text:p>
      <text:p text:style-name="P278"><text:s text:c="2"/>}</text:p>
      <text:p text:style-name="P279">}</text:p>
      <text:p text:style-name="First_20_paragraph">But wait... ff you were to restart the app and run this command, you would see that you still have an empty array.</text:p>
      <text:p text:style-name="P280">await NPP.node.bootstrap.list()</text:p>
      <text:p text:style-name="P281">[]</text:p>
      <text:p text:style-name="P282"><text:span text:style-name="T1">Note:</text:span> Bootstrap peers are important because... TODO</text:p>
      <text:p text:style-name="First_20_paragraph">This is because bootstrap and swarm values are persisted in your IPFS config. This is located in the filesystem in the case of node.js and in IndexedB in the case of the browser. You should not manually edit these files.</text:p>
      <text:h text:style-name="Heading_20_4" text:outline-level="4">Restoring your default bootstrap peers</text:h>
      <text:p text:style-name="First_20_paragraph">However, nothing will change yet when you run the app. What you <text:span text:style-name="T2">can</text:span> do is run the you should see some messages in your console, something like:</text:p>
      <text:p text:style-name="Text_20_body">To restore the default peers, like the one generated in the previous chapters, run this command <text:span text:style-name="T2">once</text:span> to restore your default bootstrap peers.</text:p>
      <text:p text:style-name="P283">this.node.bootstrap.add(undefined, { default: true })</text:p>
      <text:p text:style-name="First_20_paragraph">Running the command below gives you a colorful array of bootstrap peers, ready to be connected to.</text:p>
      <text:p text:style-name="P284">await NPP.node.bootstrap.list()</text:p>
      <text:p text:style-name="P285">'/ip4/104.236.176.52/tcp/4001/ipfs/QmSoLnSGccFuZQJzRadHn95W2CrSFmZuTdDWP8HXaHca9z',</text:p>
      <text:p text:style-name="P286">'/ip4/104.131.131.82/tcp/4001/ipfs/QmaCpDMGvV2BGHeYERUEnRQAwe3N8SzbUtfsmvsqQLuvuJ',</text:p>
      <text:p text:style-name="P287">'/ip4/104.236.179.241/tcp/4001/ipfs/QmSoLPppuBtQSGwKDZT2M73ULpjvfd3aZ6ha4oFGL1KrGM',</text:p>
      <text:p text:style-name="P288">'/ip4/162.243.248.213/tcp/4001/ipfs/QmSoLueR4xBeUbY9WZ9xGUUxunbKWcrNFTDAadQJmocnWm',</text:p>
      <text:p text:style-name="P289">'/ip4/128.199.219.111/tcp/4001/ipfs/QmSoLSafTMBsPKadTEgaXctDQVcqN88CNLHXMkTNwMKPnu',</text:p>
      <text:p text:style-name="P290">'/ip4/104.236.76.40/tcp/4001/ipfs/QmSoLV4Bbm51jM9C4gDYZQ9Cy3U6aXMJDAbzgu2fzaDs64',</text:p>
      <text:p text:style-name="P291">'/ip4/178.62.158.247/tcp/4001/ipfs/QmSoLer265NRgSp2LA3dPaeykiS1J6DifTC88f5uVQKNAd',</text:p>
      <text:p text:style-name="P292">'/ip4/178.62.61.185/tcp/4001/ipfs/QmSoLMeWqB7YGVLJN3pNLQpmmEk35v6wYtsMGLzSr5QBU3',</text:p>
      <text:p text:style-name="P293">'/ip4/104.236.151.122/tcp/4001/ipfs/QmSoLju6m7xTh3DuokvT3886QRYqxAzb1kShaanJgW36yx',</text:p>
      <text:p text:style-name="P294">'/ip6/2604:a880:1:20::1f9:9001/tcp/4001/ipfs/QmSoLnSGccFuZQJzRadHn95W2CrSFmZuTdDWP8HXaHca9z',</text:p>
      <text:p text:style-name="P295">'/ip6/2604:a880:1:20::203:d001/tcp/4001/ipfs/QmSoLPppuBtQSGwKDZT2M73ULpjvfd3aZ6ha4oFGL1KrGM',</text:p>
      <text:p text:style-name="P296">'/ip6/2604:a880:0:1010::23:d001/tcp/4001/ipfs/QmSoLueR4xBeUbY9WZ9xGUUxunbKWcrNFTDAadQJmocnWm',</text:p>
      <text:p text:style-name="P297">'/ip6/2400:6180:0:d0::151:6001/tcp/4001/ipfs/QmSoLSafTMBsPKadTEgaXctDQVcqN88CNLHXMkTNwMKPnu',</text:p>
      <text:p text:style-name="P298">'/ip6/2604:a880:800:10::4a:5001/tcp/4001/ipfs/QmSoLV4Bbm51jM9C4gDYZQ9Cy3U6aXMJDAbzgu2fzaDs64',</text:p>
      <text:p text:style-name="P299">'/ip6/2a03:b0c0:0:1010::23:1001/tcp/4001/ipfs/QmSoLer265NRgSp2LA3dPaeykiS1J6DifTC88f5uVQKNAd',</text:p>
      <text:p text:style-name="P300">'/ip6/2a03:b0c0:1:d0::e7:1/tcp/4001/ipfs/QmSoLMeWqB7YGVLJN3pNLQpmmEk35v6wYtsMGLzSr5QBU3',</text:p>
      <text:p text:style-name="P301">'/ip6/2604:a880:1:20::1d9:6001/tcp/4001/ipfs/QmSoLju6m7xTh3DuokvT3886QRYqxAzb1kShaanJgW36yx',</text:p>
      <text:p text:style-name="P302">'/dns4/node0.preload.ipfs.io/tcp/443/wss/ipfs/QmZMxNdpMkewiVZLMRxaNxUeZpDUb34pWjZ1kZvsd16Zic',</text:p>
      <text:p text:style-name="P303">'/dns4/node1.preload.ipfs.io/tcp/443/wss/ipfs/Qmbut9Ywz9YEDrz8ySBSgWyJk41Uvm2QJPhwDJzJyGFsD6'</text:p>
      <text:h text:style-name="Heading_20_4" text:outline-level="4">Enabling the swarm</text:h>
      <text:p text:style-name="First_20_paragraph">Next, you will restore your default swarm addresses. These are adresses that your node announces itself to the world on.</text:p>
      <text:p text:style-name="Text_20_body">In node.js, run this command. In the browser, do not - leave the swarm array blank.</text:p>
      <text:p text:style-name="P304">NPP.node.config.set("Addresses.Swarm", ['/ip4/0.0.0.0/tcp/4002', '/ip4/127.0.0.1/tcp/4003/ws'], console.log)</text:p>
      <text:p text:style-name="First_20_paragraph">Again, you won't have to do either of these restorations if you're starting with a fresh IPFS repo. These instructions are just included to deepen your understanding of what's going on in the stack.</text:p>
      <text:p text:style-name="Text_20_body">Restart your app you'll see the console output confirming you're swarming. In node.js you'll see something like:</text:p>
      <text:p text:style-name="P305">Swarm listening on /p2p-websocket-star/ipfs/QmXG8yk8UJjMT6qtE2zSxzz3U7z5jSYRgVWLCUFqAVnByM</text:p>
      <text:p text:style-name="P306">Swarm listening on /ip4/127.0.0.1/tcp/4002/ipfs/QmXG8yk8UJjMT6qtE2zSxzz3U7z5jSYRgVWLCUFqAVnByM</text:p>
      <text:p text:style-name="P307">Swarm listening on /ip4/172.16.100.191/tcp/4002/ipfs/QmXG8yk8UJjMT6qtE2zSxzz3U7z5jSYRgVWLCUFqAVnByM</text:p>
      <text:p text:style-name="P308">Swarm listening on /ip4/172.17.0.1/tcp/4002/ipfs/QmXG8yk8UJjMT6qtE2zSxzz3U7z5jSYRgVWLCUFqAVnByM</text:p>
      <text:p text:style-name="P309">Swarm listening on /ip4/127.0.0.1/tcp/4003/ws/ipfs/QmXG8yk8UJjMT6qtE2zSxzz3U7z5jSYRgVWLCUFqAVnByM</text:p>
      <text:p text:style-name="P310">Swarm listening on /p2p-circuit/ipfs/QmXG8yk8UJjMT6qtE2zSxzz3U7z5jSYRgVWLCUFqAVnByM</text:p>
      <text:p text:style-name="P311">Swarm listening on /p2p-circuit/p2p-websocket-star/ipfs/QmXG8yk8UJjMT6qtE2zSxzz3U7z5jSYRgVWLCUFqAVnByM</text:p>
      <text:p text:style-name="P312">Swarm listening on /p2p-circuit/ip4/127.0.0.1/tcp/4002/ipfs/QmXG8yk8UJjMT6qtE2zSxzz3U7z5jSYRgVWLCUFqAVnByM</text:p>
      <text:p text:style-name="P313">Swarm listening on /p2p-circuit/ip4/172.16.100.191/tcp/4002/ipfs/QmXG8yk8UJjMT6qtE2zSxzz3U7z5jSYRgVWLCUFqAVnByM</text:p>
      <text:p text:style-name="P314">Swarm listening on /p2p-circuit/ip4/172.17.0.1/tcp/4002/ipfs/QmXG8yk8UJjMT6qtE2zSxzz3U7z5jSYRgVWLCUFqAVnByM</text:p>
      <text:p text:style-name="P315">Swarm listening on /p2p-circuit/ip4/127.0.0.1/tcp/4003/ws/ipfs/QmXG8yk8UJjMT6qtE2zSxzz3U7z5jSYRgVWLCUFqAVnByM</text:p>
      <text:p text:style-name="First_20_paragraph">and in the browser you'll see something like:</text:p>
      <text:p text:style-name="P316">Swarm listening on /p2p-circuit/ipfs/QmWxWkrCcgNBG2uf1HSVAwb9RzcSYYC2d6CRsfJcqrz2FX</text:p>
      <text:p text:style-name="P317">Swarm listening on /p2p-circuit/p2p-websocket-star/ipfs/QmWxWkrCcgNBG2uf1HSVAwb9RzcSYYC2d6CRsfJcqrz2FX</text:p>
      <text:p text:style-name="First_20_paragraph">This is good, and it's OK that they're different. You're on the right track, and ready to work peer to peer connections into the application</text:p>
      <text:h text:style-name="Heading_20_4" text:outline-level="4">What just happened</text:h>
      <text:p text:style-name="First_20_paragraph">Before this, you were working offline. Now you're not. You've been connected to the global IPFS network and are ready for peer to-peer connections.</text:p>
      <text:list text:style-name="L25">
        <text:list-item>
          <text:p text:style-name="P318">Removing <text:span text:style-name="Source_Text">preload: { enabled: false }</text:span> enables connection to the bottom two nodes from the above bootstrap list.</text:p>
        </text:list-item>
        <text:list-item>
          <text:p text:style-name="P318">Removing <text:span text:style-name="Source_Text">config: { <text:s text:c="1"/>Bootstrap: [], Addresses: { Swarm: [] } }</text:span> will prevent thie storing of empty arrays in your config files for the <text:span text:style-name="Source_Text">Bootstrap</text:span> and <text:span text:style-name="Source_Text">Addresses.Swarm</text:span> config keys</text:p>
        </text:list-item>
        <text:list-item>
          <text:p text:style-name="P318"><text:span text:style-name="Source_Text">this.node.bootstrap.add(undefined, { default: true })</text:span> restores the default list of bootstrap peers, as seen above</text:p>
        </text:list-item>
        <text:list-item>
          <text:p text:style-name="P318"><text:span text:style-name="Source_Text">NPP.node.config.set("Addresses.Swarm", ...</text:span> restores the default swarm addresses. You should have run this in node.js only</text:p>
        </text:list-item>
        <text:list-item>
          <text:p text:style-name="P318"><text:span text:style-name="Source_Text">relay: { enabled: true, hop: { enabled: true, active: true } }</text:span> sets up a your node as a "circut relay", which means that others will be able to "hop" through your node to connect to your peers, and your node will hop over others to do the same.</text:p>
        </text:list-item>
      </text:list>
      <text:p text:style-name="P319"><text:span text:style-name="T1">Note:</text:span> If you experience 529 errors from the <text:span text:style-name="Source_Text">preload.ipfs.io</text:span> servers in your console, rest assured that there is nothing wrong with your app. Those servers exist to strengthen the network and increase application performance but they are <text:span text:style-name="T2">not</text:span> necessary. You can reinsert <text:span text:style-name="Source_Text">preload: { enabled: false }</text:span> any time and still remain connected to the global IPFS network</text:p>
      <text:h text:style-name="Heading_20_3" text:outline-level="3">Working with peers</text:h>
      <text:p text:style-name="First_20_paragraph">We realize we've been spending a lot of time in IPFS config and IPFS commands - it's understandable, since the IPFS features form the backbone of what we're doing with OrbitDB. However, let's get back to editing our <text:span text:style-name="Source_Text">NewPieacePlease</text:span> class by creating some p2p functions:</text:p>
      <text:h text:style-name="Heading_20_4" text:outline-level="4">Getting a list of peers</text:h>
      <text:p text:style-name="First_20_paragraph">First, you'll create the <text:span text:style-name="Source_Text">getPeers</text:span> function inside of the <text:span text:style-name="Source_Text">NewPiecePlease</text:span> class.</text:p>
      <text:p text:style-name="P320">async getPeers() {</text:p>
      <text:p text:style-name="P321"><text:s text:c="2"/>const peers = await this.node.swarm.peers()</text:p>
      <text:p text:style-name="P322"><text:s text:c="2"/>return peers</text:p>
      <text:p text:style-name="P323">}</text:p>
      <text:p text:style-name="First_20_paragraph">You can run this in your application code:</text:p>
      <text:p text:style-name="P324">const peers = await NPP.getPeers()</text:p>
      <text:p text:style-name="P325">console.log(peers.length)</text:p>
      <text:p text:style-name="First_20_paragraph">This will console out a number close to <text:span text:style-name="Source_Text">10</text:span>, which is the length of your bootstrap peers. This number will stay the same in the browser and increase in node.js due to the current swarming limitations of <text:span text:style-name="Source_Text">js-ipfs</text:span></text:p>
      <text:h text:style-name="Heading_20_4" text:outline-level="4">Connecting to peers</text:h>
      <text:p text:style-name="First_20_paragraph">Next, you'll allow your users to connect to other peers via their <text:span text:style-name="T2">multiaddresses</text:span>.</text:p>
      <text:p text:style-name="Text_20_body">There's a number of ways to model and test this during development - you could open up two browsers, or a public and private window in the same browser. Similarly, you could run one instance of the app in node.js and the other in the browser. You should be able to connect to all.</text:p>
      <text:p text:style-name="Text_20_body">In this book we will deal with the simplest possible scenario: two peers. They will be called simply <text:span text:style-name="T1">Peer1</text:span> and <text:span text:style-name="T1">Peer2</text:span>.</text:p>
      <text:p text:style-name="Text_20_body">You can get the addresses that your node is publishing on via the following command:</text:p>
      <text:p text:style-name="P326">const id = await NPP.node.id()</text:p>
      <text:p text:style-name="P327">console.log(id.addresses)</text:p>
      <text:p text:style-name="First_20_paragraph">You'll see a list of addresses your node is publishing on. Expect the browser to have only 2, and node.js to have more. Since we're dealing with both node.js and the browser, we will use the addresses starting with <text:span text:style-name="Source_Text">p2p-circut</text:span>.</text:p>
      <text:p text:style-name="Text_20_body">You can now enable peer connection by adding this function to the <text:span text:style-name="Source_Text">NewPiecePlease</text:span> class:</text:p>
      <text:p text:style-name="P328">async connectToPeer(addr) {</text:p>
      <text:p text:style-name="P329"><text:s text:c="2"/>async connectToPeer(multiaddr) {</text:p>
      <text:p text:style-name="P330"><text:s text:c="2"/>try {</text:p>
      <text:p text:style-name="P331"><text:s text:c="4"/>await this.node.swarm.connect(multiaddr)</text:p>
      <text:p text:style-name="P332"><text:s text:c="4"/>return true</text:p>
      <text:p text:style-name="P333"><text:s text:c="2"/>} catch(e) {</text:p>
      <text:p text:style-name="P334"><text:s text:c="4"/>throw (e)</text:p>
      <text:p text:style-name="P335"><text:s text:c="4"/>return false</text:p>
      <text:p text:style-name="P336"><text:s text:c="2"/>}</text:p>
      <text:p text:style-name="P337">}</text:p>
      <text:p text:style-name="First_20_paragraph">Finally, connect to other peers like so:</text:p>
      <text:p text:style-name="P338">const success = NPP.connectToPeer("/p2p-circuit/ipfs/QmWxWkrCcgNBG2uf1HSVAwb9RzcSYYC2d6CRsfJcqrz2FX")</text:p>
      <text:p text:style-name="P339">if(success) /* do stuff */</text:p>
      <text:h text:style-name="Heading_20_4" text:outline-level="4">What just happened?</text:h>
      <text:p text:style-name="First_20_paragraph">You created 2 functions: one that shows a list of peers and another that lets you connect to peers via their multiaddress.</text:p>
      <text:list text:style-name="L26">
        <text:list-item>
          <text:p text:style-name="P340">blahblah</text:p>
        </text:list-item>
      </text:list>
      <text:h text:style-name="Heading_20_3" text:outline-level="3">Peer to peer communication via IPFS pubsub</text:h>
      <text:list text:style-name="L27">
        <text:list-item>
          <text:p text:style-name="P341">Resolves #<text:a xlink:type="simple" xlink:href="https://github.com/orbitdb/orbit-db/issues/463" office:name=""><text:span text:style-name="Definition">463</text:span></text:a></text:p>
        </text:list-item>
        <text:list-item>
          <text:p text:style-name="P341">Resolves #<text:a xlink:type="simple" xlink:href="https://github.com/orbitdb/orbit-db/issues/468" office:name=""><text:span text:style-name="Definition">468</text:span></text:a></text:p>
        </text:list-item>
        <text:list-item>
          <text:p text:style-name="P341">Resolves #<text:a xlink:type="simple" xlink:href="https://github.com/orbitdb/orbit-db/issues/471" office:name=""><text:span text:style-name="Definition">471</text:span></text:a></text:p>
        </text:list-item>
        <text:list-item>
          <text:p text:style-name="P341">Resolves #<text:a xlink:type="simple" xlink:href="https://github.com/orbitdb/orbit-db/issues/498" office:name=""><text:span text:style-name="Definition">498</text:span></text:a></text:p>
        </text:list-item>
        <text:list-item>
          <text:p text:style-name="P341">Resolves #<text:a xlink:type="simple" xlink:href="https://github.com/orbitdb/orbit-db/issues/519" office:name=""><text:span text:style-name="Definition">519</text:span></text:a></text:p>
        </text:list-item>
        <text:list-item>
          <text:p text:style-name="P341">Resolves #<text:a xlink:type="simple" xlink:href="https://github.com/orbitdb/orbit-db/issues/296" office:name=""><text:span text:style-name="Definition">296</text:span></text:a></text:p>
        </text:list-item>
        <text:list-item>
          <text:p text:style-name="P341">Resolves #<text:a xlink:type="simple" xlink:href="https://github.com/orbitdb/orbit-db/issues/264" office:name=""><text:span text:style-name="Definition">264</text:span></text:a></text:p>
        </text:list-item>
        <text:list-item>
          <text:p text:style-name="P341">Resolves #<text:a xlink:type="simple" xlink:href="https://github.com/orbitdb/orbit-db/issues/460" office:name=""><text:span text:style-name="Definition">460</text:span></text:a></text:p>
        </text:list-item>
        <text:list-item>
          <text:p text:style-name="P341">Resolves #<text:a xlink:type="simple" xlink:href="https://github.com/orbitdb/orbit-db/issues/484" office:name=""><text:span text:style-name="Definition">484</text:span></text:a></text:p>
        </text:list-item>
        <text:list-item>
          <text:p text:style-name="P341">Resolves #<text:a xlink:type="simple" xlink:href="https://github.com/orbitdb/orbit-db/issues/474" office:name=""><text:span text:style-name="Definition">474</text:span></text:a></text:p>
        </text:list-item>
        <text:list-item>
          <text:p text:style-name="P341">Resolves #<text:a xlink:type="simple" xlink:href="https://github.com/orbitdb/orbit-db/issues/505" office:name=""><text:span text:style-name="Definition">505</text:span></text:a></text:p>
        </text:list-item>
        <text:list-item>
          <text:p text:style-name="P341">Resolves #<text:a xlink:type="simple" xlink:href="https://github.com/orbitdb/orbit-db/issues/496" office:name=""><text:span text:style-name="Definition">496</text:span></text:a></text:p>
        </text:list-item>
      </text:list>
      <text:p text:style-name="First_20_paragraph">Now, move on to <text:a xlink:type="simple" xlink:href="./05_Replication.md" office:name=""><text:span text:style-name="Definition">Chapter 05 - Replication</text:span></text:a></text:p>
      <text:h text:style-name="Heading_20_2" text:outline-level="2">Replication</text:h>
      <text:p text:style-name="P342"><text:span text:style-name="T1">Note:</text:span> Please complete <text:a xlink:type="simple" xlink:href="./04_P2P.md" office:name=""><text:span text:style-name="Definition">Chapter 4 - Peer to Peer</text:span></text:a> first.</text:p>
      <text:h text:style-name="Heading_20_2" text:outline-level="2">Chapter 6: Identity and Permissions</text:h>
      <text:p text:style-name="P343"><text:span text:style-name="T1">Note:</text:span> Please complete <text:a xlink:type="simple" xlink:href="./05_Replication.md" office:name=""><text:span text:style-name="Definition">Chapter 5 - Replication</text:span></text:a> first.</text:p>
      <text:h text:style-name="Heading_20_3" text:outline-level="3">Access Control</text:h>
      <text:h text:style-name="Heading_20_3" text:outline-level="3">Identity Management</text:h>
      <text:h text:style-name="Heading_20_3" text:outline-level="3">Security Disclosures</text:h>
      <text:list text:style-name="L28">
        <text:list-item>
          <text:p text:style-name="P344">Resolves: #<text:a xlink:type="simple" xlink:href="https://github.com/orbitdb/orbit-db/issues/397" office:name=""><text:span text:style-name="Definition">397</text:span></text:a></text:p>
        </text:list-item>
        <text:list-item>
          <text:p text:style-name="P344">Resolves: #<text:a xlink:type="simple" xlink:href="https://github.com/orbitdb/orbit-db/issues/222" office:name=""><text:span text:style-name="Definition">222</text:span></text:a></text:p>
        </text:list-item>
        <text:list-item>
          <text:p text:style-name="P344">Resolves: #<text:a xlink:type="simple" xlink:href="https://github.com/orbitdb/orbit-db/issues/327" office:name=""><text:span text:style-name="Definition">327</text:span></text:a></text:p>
        </text:list-item>
        <text:list-item>
          <text:p text:style-name="P344">Resolves: #<text:a xlink:type="simple" xlink:href="https://github.com/orbitdb/orbit-db/issues/357" office:name=""><text:span text:style-name="Definition">357</text:span></text:a></text:p>
        </text:list-item>
        <text:list-item>
          <text:p text:style-name="P344">Resolves: #<text:a xlink:type="simple" xlink:href="https://github.com/orbitdb/orbit-db/issues/475" office:name=""><text:span text:style-name="Definition">475</text:span></text:a></text:p>
        </text:list-item>
        <text:list-item>
          <text:p text:style-name="P344">Resolves: #<text:a xlink:type="simple" xlink:href="https://github.com/orbitdb/orbit-db/issues/380" office:name=""><text:span text:style-name="Definition">380</text:span></text:a></text:p>
        </text:list-item>
        <text:list-item>
          <text:p text:style-name="P344">Resolves: #<text:a xlink:type="simple" xlink:href="https://github.com/orbitdb/orbit-db/issues/458" office:name=""><text:span text:style-name="Definition">458</text:span></text:a></text:p>
        </text:list-item>
        <text:list-item>
          <text:p text:style-name="P344">Resolves: #<text:a xlink:type="simple" xlink:href="https://github.com/orbitdb/orbit-db/issues/467" office:name=""><text:span text:style-name="Definition">467</text:span></text:a></text:p>
        </text:list-item>
      </text:list>
      <text:h text:style-name="Heading_20_3" text:outline-level="3">Conclusion</text:h>
      <text:p text:style-name="First_20_paragraph">The end!</text:p>
      <text:h text:style-name="Heading_20_1" text:outline-level="1">Part 2: Thinking Peer to Peer</text:h>
      <text:h text:style-name="Heading_20_2" text:outline-level="2">Introduction</text:h>
      <text:h text:style-name="Heading_20_1" text:outline-level="1">Part 3: The Architecture of OrbitDB</text:h>
      <text:h text:style-name="Heading_20_2" text:outline-level="2">Introduction</text:h>
      <text:h text:style-name="Heading_20_1" text:outline-level="1">Part 4: What Next?</text:h>
      <text:h text:style-name="Heading_20_2" text:outline-level="2">Introduction</text:h>
      <text:h text:style-name="Heading_20_1" text:outline-level="1">Appendix 1: CRD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rbitDB Field Manual</dc:title>
  </office:meta>
</office:document-meta>
</file>